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6.14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5" style:family="table-column">
      <style:table-column-properties fo:break-before="auto" style:column-width="6.93mm"/>
    </style:style>
    <style:style style:name="co17" style:family="table-column">
      <style:table-column-properties fo:break-before="auto" style:column-width="14.75mm"/>
    </style:style>
    <style:style style:name="co11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35.79mm"/>
    </style:style>
    <style:style style:name="co12" style:family="table-column">
      <style:table-column-properties fo:break-before="auto" style:column-width="20.85mm"/>
    </style:style>
    <style:style style:name="co18" style:family="table-column">
      <style:table-column-properties fo:break-before="auto" style:column-width="33.07mm"/>
    </style:style>
    <style:style style:name="co19" style:family="table-column">
      <style:table-column-properties fo:break-before="auto" style:column-width="12.47mm"/>
    </style:style>
    <style:style style:name="co20" style:family="table-column">
      <style:table-column-properties fo:break-before="auto" style:column-width="15.54mm"/>
    </style:style>
    <style:style style:name="co21" style:family="table-column">
      <style:table-column-properties fo:break-before="auto" style:column-width="15.2mm"/>
    </style:style>
    <style:style style:name="co22" style:family="table-column">
      <style:table-column-properties fo:break-before="auto" style:column-width="6.37mm"/>
    </style:style>
    <style:style style:name="co23" style:family="table-column">
      <style:table-column-properties fo:break-before="auto" style:column-width="14.98mm"/>
    </style:style>
    <style:style style:name="co24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16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17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style:font-style-asian="italic" style:font-style-complex="italic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4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42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43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 style:data-style-name="N109">
      <style:text-properties style:text-position=""/>
    </style:style>
    <style:style style:name="ce145" style:family="table-cell" style:parent-style-name="Default"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14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47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4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15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4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5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5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text-position="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59" style:family="table-cell" style:parent-style-name="Default">
      <style:text-properties style:text-position="" fo:font-style="italic" style:font-style-asian="italic" style:font-style-complex="italic"/>
    </style:style>
    <style:style style:name="ce16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6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6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6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5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16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67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16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6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70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1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17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3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style:text-position="" fo:font-style="italic" fo:font-weight="normal" style:font-style-asian="italic" style:font-weight-asian="normal" style:font-style-complex="italic" style:font-weight-complex="normal"/>
    </style:style>
    <style:style style:name="ce17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8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fo:font-style="italic" style:font-name-asian="Wingdings" style:font-style-asian="italic" style:font-name-complex="Wingdings" style:font-style-complex="italic"/>
    </style:style>
    <style:style style:name="ce188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 fo:font-style="italic" style:font-style-asian="italic" style:font-style-complex="italic"/>
    </style:style>
    <style:style style:name="ce189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 fo:font-style="italic" style:font-style-asian="italic" style:font-style-complex="italic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  <style:text-properties style:text-position="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  <style:text-properties style:text-position=""/>
    </style:style>
    <style:style style:name="ce79" style:family="table-cell" style:parent-style-name="Default">
      <style:table-cell-properties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  <style:text-properties style:text-position="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style:text-position="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  <style:text-properties style:text-position="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>
      <style:text-properties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  <style:text-properties style:text-position="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  <style:text-properties style:text-position="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style:text-position="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  <style:text-properties style:text-position="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07" style:family="table-cell" style:parent-style-name="Default">
      <style:table-cell-properties fo:background-color="#ffcc99"/>
      <style:text-properties style:text-position=""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/>
    </style:style>
    <style:style style:name="ce109" style:family="table-cell" style:parent-style-name="Default">
      <style:table-cell-properties fo:wrap-option="wrap"/>
      <style:text-properties style:text-position=""/>
    </style:style>
    <style:style style:name="ce62" style:family="table-cell" style:parent-style-name="Default">
      <style:table-cell-properties fo:background-color="transparent"/>
      <style:text-properties style:text-position="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text-position="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position="" style:font-name="Wingdings" style:font-name-asian="Wingdings" style:font-name-complex="Wingdings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999999" fo:border-top="none"/>
      <style:text-properties style:text-position=""/>
    </style:style>
    <style:style style:name="ce71" style:family="table-cell" style:parent-style-name="Default" style:data-style-name="N11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8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8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6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190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91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92" style:family="table-cell" style:parent-style-name="Default">
      <style:table-cell-properties fo:border-bottom="0.51pt solid #000000" fo:border-left="none" fo:border-right="none" fo:border-top="none"/>
    </style:style>
    <style:style style:name="ce193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5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96" style:family="table-cell" style:parent-style-name="Default" style:data-style-name="N110"/>
    <style:style style:name="ce19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9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0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0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2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0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0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5" style:family="table-cell" style:parent-style-name="Default" style:data-style-name="N100"/>
    <style:style style:name="ce20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07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08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09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10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1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2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3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Default" style:data-style-name="N109"/>
    <style:style style:name="ce215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1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17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1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2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22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229" style:family="table-cell" style:parent-style-name="Default">
      <style:text-properties fo:font-style="italic" style:font-style-asian="italic" style:font-style-complex="italic"/>
    </style:style>
    <style:style style:name="ce230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1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2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3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34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5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36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38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9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0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1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42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3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44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5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6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47" style:family="table-cell" style:parent-style-name="Default">
      <style:table-cell-properties fo:background-color="transparent"/>
    </style:style>
    <style:style style:name="ce248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9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50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5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5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4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5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5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5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58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59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60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1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2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3" style:family="table-cell" style:parent-style-name="Default" style:data-style-name="N109">
      <style:table-cell-properties style:vertical-align="automatic"/>
    </style:style>
    <style:style style:name="ce264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style:vertical-align="automatic"/>
    </style:style>
    <style:style style:name="ce266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7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6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9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7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7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7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7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78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9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0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1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28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8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28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2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4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0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205"/>
        <table:table-column table:style-name="co21" table:default-cell-style-name="ce205"/>
        <table:table-column table:style-name="co22" table:default-cell-style-name="ce205"/>
        <table:table-column table:style-name="co23" table:number-columns-repeated="3" table:default-cell-style-name="ce205"/>
        <table:table-column table:style-name="co22" table:default-cell-style-name="ce205"/>
        <table:table-column table:style-name="co23" table:default-cell-style-name="ce205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96" table:number-columns-repeated="2"/>
          <table:table-cell table:style-name="ce200" table:number-columns-repeated="5"/>
          <table:table-cell table:number-columns-repeated="1009"/>
        </table:table-row>
        <table:table-row table:style-name="ro1">
          <table:table-cell table:style-name="ce183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83" table:number-columns-repeated="4"/>
          <table:table-cell table:style-name="ce197" table:number-columns-repeated="2"/>
          <table:table-cell table:style-name="ce201" table:number-columns-repeated="5"/>
          <table:table-cell table:style-name="ce206" table:number-columns-repeated="6"/>
          <table:table-cell table:style-name="ce183" table:number-columns-repeated="1003"/>
        </table:table-row>
        <table:table-row table:style-name="ro1">
          <table:table-cell table:number-columns-repeated="2"/>
          <table:table-cell table:style-name="ce192"/>
          <table:table-cell table:style-name="ce195"/>
          <table:table-cell table:style-name="ce195" office:value-type="string" calcext:value-type="string">
            <text:p>Duration</text:p>
          </table:table-cell>
          <table:table-cell table:style-name="ce198" office:value-type="string" calcext:value-type="string">
            <text:p>Step</text:p>
          </table:table-cell>
          <table:table-cell table:style-name="ce198" office:value-type="string" calcext:value-type="string">
            <text:p>Total</text:p>
          </table:table-cell>
          <table:table-cell table:style-name="ce200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3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99" table:formula="of:=['1. Regression Testing'.$H$3]" office:value-type="time" office:time-value="PT09H00M00S" calcext:value-type="time">
            <text:p>09:00</text:p>
          </table:table-cell>
          <table:table-cell table:style-name="ce199" table:formula="of:=['1. Regression Testing'.$J$3]" office:value-type="time" office:time-value="PT09H00M00S" calcext:value-type="time">
            <text:p>09:00</text:p>
          </table:table-cell>
          <table:table-cell table:style-name="ce200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3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99" table:formula="of:=['2. Preparation'.$H$3]" office:value-type="time" office:time-value="PT02H10M00S" calcext:value-type="time">
            <text:p>02:10</text:p>
          </table:table-cell>
          <table:table-cell table:style-name="ce199" table:formula="of:=['2. Preparation'.$J$3]" office:value-type="time" office:time-value="PT11H10M00S" calcext:value-type="time">
            <text:p>11:10</text:p>
          </table:table-cell>
          <table:table-cell table:style-name="ce200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3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99" table:formula="of:=['3. Final Testing'.$H$3]" office:value-type="time" office:time-value="PT04H00M00S" calcext:value-type="time">
            <text:p>04:00</text:p>
          </table:table-cell>
          <table:table-cell table:style-name="ce199" table:formula="of:=['3. Final Testing'.$J$3]" office:value-type="time" office:time-value="PT15H10M00S" calcext:value-type="time">
            <text:p>15:10</text:p>
          </table:table-cell>
          <table:table-cell table:style-name="ce200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3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99" table:formula="of:=['4. Build'.$H$3]" office:value-type="time" office:time-value="PT00H30M00S" calcext:value-type="time">
            <text:p>00:30</text:p>
          </table:table-cell>
          <table:table-cell table:style-name="ce199" table:formula="of:=['4. Build'.$J$3]" office:value-type="time" office:time-value="PT15H40M00S" calcext:value-type="time">
            <text:p>15:40</text:p>
          </table:table-cell>
          <table:table-cell table:style-name="ce200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3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99" table:formula="of:=['5. Installation Testing'.$H$3]" office:value-type="time" office:time-value="PT00H40M00S" calcext:value-type="time">
            <text:p>00:40</text:p>
          </table:table-cell>
          <table:table-cell table:style-name="ce199" table:formula="of:=['5. Installation Testing'.$J$3]" office:value-type="time" office:time-value="PT16H20M00S" calcext:value-type="time">
            <text:p>16:20</text:p>
          </table:table-cell>
          <table:table-cell table:style-name="ce200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3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99" table:formula="of:=['5. Installation Testing'.$H$3]" office:value-type="time" office:time-value="PT00H40M00S" calcext:value-type="time">
            <text:p>00:40</text:p>
          </table:table-cell>
          <table:table-cell table:style-name="ce199" table:formula="of:=['5. Installation Testing'.$J$3]" office:value-type="time" office:time-value="PT16H20M00S" calcext:value-type="time">
            <text:p>16:20</text:p>
          </table:table-cell>
          <table:table-cell table:style-name="ce200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3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99" table:formula="of:=['7. Upload'.$H$3]" office:value-type="time" office:time-value="PT01H00M00S" calcext:value-type="time">
            <text:p>01:00</text:p>
          </table:table-cell>
          <table:table-cell table:style-name="ce199" table:formula="of:=['7. Upload'.$J$3]" office:value-type="time" office:time-value="PT17H20M00S" calcext:value-type="time">
            <text:p>17:20</text:p>
          </table:table-cell>
          <table:table-cell table:style-name="ce200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193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99" table:formula="of:=['8. Finalization'.$H$3]" office:value-type="time" office:time-value="PT02H10M00S" calcext:value-type="time">
            <text:p>02:10</text:p>
          </table:table-cell>
          <table:table-cell table:style-name="ce199" table:formula="of:=['8. Finalization'.$J$3]" office:value-type="time" office:time-value="PT19H10M00S" calcext:value-type="time">
            <text:p>19:10</text:p>
          </table:table-cell>
          <table:table-cell table:style-name="ce200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96" table:number-columns-repeated="2"/>
          <table:table-cell table:style-name="ce200" table:number-columns-repeated="5"/>
          <table:table-cell table:number-columns-repeated="1009"/>
        </table:table-row>
        <table:table-row table:style-name="ro1">
          <table:table-cell table:style-name="ce183" office:value-type="string" calcext:value-type="string">
            <text:p>The YAT story:</text:p>
          </table:table-cell>
          <table:table-cell table:style-name="ce183" table:number-columns-repeated="4"/>
          <table:table-cell table:style-name="ce197" table:number-columns-repeated="2"/>
          <table:table-cell table:style-name="ce201" table:number-columns-repeated="5"/>
          <table:table-cell table:style-name="ce206" table:number-columns-repeated="6"/>
          <table:table-cell table:style-name="ce183" table:number-columns-repeated="1003"/>
        </table:table-row>
        <table:table-row table:style-name="ro1">
          <table:table-cell table:style-name="ce184"/>
          <table:table-cell table:style-name="ce185" table:number-columns-repeated="4"/>
          <table:table-cell table:style-name="ce195" table:number-columns-repeated="2"/>
          <table:table-cell table:style-name="ce202" office:value-type="string" calcext:value-type="string">
            <text:p>YAT</text:p>
          </table:table-cell>
          <table:table-cell table:style-name="ce202" office:value-type="string" calcext:value-type="string">
            <text:p>MKY</text:p>
          </table:table-cell>
          <table:table-cell table:style-name="ce202" office:value-type="string" calcext:value-type="string">
            <text:p>ALAZ</text:p>
          </table:table-cell>
          <table:table-cell table:style-name="ce202" office:value-type="string" calcext:value-type="string">
            <text:p>NUnit</text:p>
          </table:table-cell>
          <table:table-cell table:style-name="ce202" office:value-type="string" calcext:value-type="string">
            <text:p>netrtfwr.</text:p>
          </table:table-cell>
          <table:table-cell table:style-name="ce207"/>
          <table:table-cell table:style-name="ce202" office:value-type="string" calcext:value-type="string">
            <text:p>LU.xml</text:p>
          </table:table-cell>
          <table:table-cell table:style-name="ce202" office:value-type="string" calcext:value-type="string">
            <text:p>.yat</text:p>
          </table:table-cell>
          <table:table-cell table:style-name="ce202" office:value-type="string" calcext:value-type="string">
            <text:p>.yaw</text:p>
          </table:table-cell>
          <table:table-cell table:style-name="ce207"/>
          <table:table-cell table:style-name="ce202" office:value-type="string" calcext:value-type="string">
            <text:p>SVN</text:p>
          </table:table-cell>
          <table:table-cell table:style-name="ce184" table:number-columns-repeated="1003"/>
        </table:table-row>
        <table:table-row table:style-name="ro1">
          <table:table-cell table:style-name="ce184"/>
          <table:table-cell table:style-name="ce186" office:value-type="date" office:date-value="2016-09-09" calcext:value-type="date">
            <text:p>2016-09-09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03" office:value-type="string" calcext:value-type="string">
            <text:p>1.99.50</text:p>
          </table:table-cell>
          <table:table-cell table:style-name="ce204" office:value-type="string" calcext:value-type="string">
            <text:p>1.0.15</text:p>
          </table:table-cell>
          <table:table-cell table:style-name="ce204" office:value-type="string" calcext:value-type="string">
            <text:p>3.5.12</text:p>
          </table:table-cell>
          <table:table-cell table:style-name="ce204" office:value-type="string" calcext:value-type="string">
            <text:p>1.0.12</text:p>
          </table:table-cell>
          <table:table-cell table:style-name="ce204" office:value-type="string" calcext:value-type="string">
            <text:p>0.9.13</text:p>
          </table:table-cell>
          <table:table-cell table:style-name="ce208"/>
          <table:table-cell table:number-columns-repeated="2" table:style-name="ce209" office:value-type="string" calcext:value-type="string">
            <text:p>1.4.1</text:p>
          </table:table-cell>
          <table:table-cell table:style-name="ce209" office:value-type="string" calcext:value-type="string">
            <text:p>1.2.0</text:p>
          </table:table-cell>
          <table:table-cell table:style-name="ce208"/>
          <table:table-cell table:style-name="ce209"/>
          <table:table-cell table:style-name="ce184" table:number-columns-repeated="1003"/>
        </table:table-row>
        <table:table-row table:style-name="ro1">
          <table:table-cell table:style-name="ce184"/>
          <table:table-cell table:style-name="ce190" office:value-type="date" office:date-value="2015-06-13" calcext:value-type="date">
            <text:p>2015-06-13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03" office:value-type="string" calcext:value-type="string">
            <text:p>1.99.34</text:p>
          </table:table-cell>
          <table:table-cell table:style-name="ce204" office:value-type="string" calcext:value-type="string">
            <text:p>1.0.13</text:p>
          </table:table-cell>
          <table:table-cell table:style-name="ce204" office:value-type="string" calcext:value-type="string">
            <text:p>3.5.11</text:p>
          </table:table-cell>
          <table:table-cell table:style-name="ce204" office:value-type="string" calcext:value-type="string">
            <text:p>1.0.10</text:p>
          </table:table-cell>
          <table:table-cell table:style-name="ce204"/>
          <table:table-cell table:style-name="ce208"/>
          <table:table-cell table:number-columns-repeated="2" table:style-name="ce203" office:value-type="string" calcext:value-type="string">
            <text:p>1.4.1</text:p>
          </table:table-cell>
          <table:table-cell table:style-name="ce210" office:value-type="string" calcext:value-type="string">
            <text:p>1.2.0</text:p>
          </table:table-cell>
          <table:table-cell table:style-name="ce208"/>
          <table:table-cell table:style-name="ce203" office:value-type="string" calcext:value-type="string">
            <text:p>799</text:p>
          </table:table-cell>
          <table:table-cell table:style-name="ce184" table:number-columns-repeated="1003"/>
        </table:table-row>
        <table:table-row table:style-name="ro1">
          <table:table-cell table:style-name="ce184"/>
          <table:table-cell table:style-name="ce190" office:value-type="date" office:date-value="2015-06-07" calcext:value-type="date">
            <text:p>2015-06-07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03" office:value-type="string" calcext:value-type="string">
            <text:p>1.99.33</text:p>
          </table:table-cell>
          <table:table-cell table:style-name="ce204" office:value-type="string" calcext:value-type="string">
            <text:p>1.0.12</text:p>
          </table:table-cell>
          <table:table-cell table:style-name="ce204" office:value-type="string" calcext:value-type="string">
            <text:p>3.5.10</text:p>
          </table:table-cell>
          <table:table-cell table:style-name="ce204" office:value-type="string" calcext:value-type="string">
            <text:p>1.0.9</text:p>
          </table:table-cell>
          <table:table-cell table:style-name="ce204"/>
          <table:table-cell table:style-name="ce208"/>
          <table:table-cell table:number-columns-repeated="2" table:style-name="ce210" office:value-type="string" calcext:value-type="string">
            <text:p>1.4.0</text:p>
          </table:table-cell>
          <table:table-cell table:style-name="ce210" office:value-type="string" calcext:value-type="string">
            <text:p>1.2.0</text:p>
          </table:table-cell>
          <table:table-cell table:style-name="ce208"/>
          <table:table-cell table:style-name="ce203" office:value-type="string" calcext:value-type="string">
            <text:p>778</text:p>
          </table:table-cell>
          <table:table-cell table:style-name="ce184" table:number-columns-repeated="1003"/>
        </table:table-row>
        <table:table-row table:style-name="ro1">
          <table:table-cell table:style-name="ce184"/>
          <table:table-cell table:style-name="ce190" office:value-type="date" office:date-value="2015-06-01" calcext:value-type="date">
            <text:p>2015-06-01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03" office:value-type="string" calcext:value-type="string">
            <text:p>1.99.32</text:p>
          </table:table-cell>
          <table:table-cell table:style-name="ce204" office:value-type="string" calcext:value-type="string">
            <text:p>1.0.11</text:p>
          </table:table-cell>
          <table:table-cell table:style-name="ce204" office:value-type="string" calcext:value-type="string">
            <text:p>3.5.9</text:p>
          </table:table-cell>
          <table:table-cell table:style-name="ce204" office:value-type="string" calcext:value-type="string">
            <text:p>1.0.8</text:p>
          </table:table-cell>
          <table:table-cell table:style-name="ce204"/>
          <table:table-cell table:style-name="ce208"/>
          <table:table-cell table:number-columns-repeated="2" table:style-name="ce203" office:value-type="string" calcext:value-type="string">
            <text:p>1.4.0</text:p>
          </table:table-cell>
          <table:table-cell table:style-name="ce203" office:value-type="string" calcext:value-type="string">
            <text:p>1.2.0</text:p>
          </table:table-cell>
          <table:table-cell table:style-name="ce208"/>
          <table:table-cell table:style-name="ce203" office:value-type="string" calcext:value-type="string">
            <text:p>769</text:p>
          </table:table-cell>
          <table:table-cell table:style-name="ce184" table:number-columns-repeated="1003"/>
        </table:table-row>
        <table:table-row table:style-name="ro1">
          <table:table-cell table:style-name="ce184"/>
          <table:table-cell table:style-name="ce190" office:value-type="date" office:date-value="2013-02-02" calcext:value-type="date">
            <text:p>2013-02-02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03" office:value-type="string" calcext:value-type="string">
            <text:p>1.99.30</text:p>
          </table:table-cell>
          <table:table-cell table:style-name="ce204" office:value-type="string" calcext:value-type="string">
            <text:p>1.0.9</text:p>
          </table:table-cell>
          <table:table-cell table:style-name="ce204" office:value-type="string" calcext:value-type="string">
            <text:p>3.5.7</text:p>
          </table:table-cell>
          <table:table-cell table:style-name="ce204" office:value-type="string" calcext:value-type="string">
            <text:p>1.0.6</text:p>
          </table:table-cell>
          <table:table-cell table:style-name="ce204"/>
          <table:table-cell table:style-name="ce208"/>
          <table:table-cell table:number-columns-repeated="2" table:style-name="ce204" office:value-type="string" calcext:value-type="string">
            <text:p>1.3.1</text:p>
          </table:table-cell>
          <table:table-cell table:style-name="ce204" office:value-type="string" calcext:value-type="string">
            <text:p>1.1.1</text:p>
          </table:table-cell>
          <table:table-cell table:style-name="ce208"/>
          <table:table-cell table:style-name="ce203" office:value-type="string" calcext:value-type="string">
            <text:p>626</text:p>
          </table:table-cell>
          <table:table-cell table:style-name="ce184" table:number-columns-repeated="1003"/>
        </table:table-row>
        <table:table-row table:style-name="ro1">
          <table:table-cell table:style-name="ce184"/>
          <table:table-cell table:style-name="ce191" office:value-type="date" office:date-value="2011-12-05" calcext:value-type="date">
            <text:p>2011-12-05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04" office:value-type="string" calcext:value-type="string">
            <text:p>1.99.28</text:p>
          </table:table-cell>
          <table:table-cell table:style-name="ce204" office:value-type="string" calcext:value-type="string">
            <text:p>1.0.7</text:p>
          </table:table-cell>
          <table:table-cell table:style-name="ce204" office:value-type="string" calcext:value-type="string">
            <text:p>3.5.5</text:p>
          </table:table-cell>
          <table:table-cell table:style-name="ce204" office:value-type="string" calcext:value-type="string">
            <text:p>1.0.4</text:p>
          </table:table-cell>
          <table:table-cell table:style-name="ce204"/>
          <table:table-cell table:style-name="ce208"/>
          <table:table-cell table:number-columns-repeated="2" table:style-name="ce204" office:value-type="string" calcext:value-type="string">
            <text:p>1.3.0</text:p>
          </table:table-cell>
          <table:table-cell table:style-name="ce204" office:value-type="string" calcext:value-type="string">
            <text:p>1.1.0</text:p>
          </table:table-cell>
          <table:table-cell table:style-name="ce208"/>
          <table:table-cell table:style-name="ce204" office:value-type="string" calcext:value-type="string">
            <text:p>502</text:p>
          </table:table-cell>
          <table:table-cell table:style-name="ce184" table:number-columns-repeated="1003"/>
        </table:table-row>
        <table:table-row table:style-name="ro1">
          <table:table-cell/>
          <table:table-cell table:style-name="ce191" office:value-type="date" office:date-value="2011-04-25" calcext:value-type="date">
            <text:p>2011-04-25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04" office:value-type="string" calcext:value-type="string">
            <text:p>1.99.26</text:p>
          </table:table-cell>
          <table:table-cell table:style-name="ce204" office:value-type="string" calcext:value-type="string">
            <text:p>1.0.5</text:p>
          </table:table-cell>
          <table:table-cell table:style-name="ce204" office:value-type="string" calcext:value-type="string">
            <text:p>3.5.3</text:p>
          </table:table-cell>
          <table:table-cell table:style-name="ce204" office:value-type="string" calcext:value-type="string">
            <text:p>1.0.2</text:p>
          </table:table-cell>
          <table:table-cell table:style-name="ce204"/>
          <table:table-cell/>
          <table:table-cell table:style-name="ce210" office:value-type="string" calcext:value-type="string">
            <text:p>1.2.4</text:p>
          </table:table-cell>
          <table:table-cell table:style-name="ce210" office:value-type="string" calcext:value-type="string">
            <text:p>1.2.9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4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91" office:value-type="date" office:date-value="2010-11-28" calcext:value-type="date">
            <text:p>2010-11-28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04" office:value-type="string" calcext:value-type="string">
            <text:p>1.99.25</text:p>
          </table:table-cell>
          <table:table-cell table:style-name="ce204" office:value-type="string" calcext:value-type="string">
            <text:p>1.0.4</text:p>
          </table:table-cell>
          <table:table-cell table:style-name="ce204" office:value-type="string" calcext:value-type="string">
            <text:p>3.5.2</text:p>
          </table:table-cell>
          <table:table-cell table:style-name="ce204" office:value-type="string" calcext:value-type="string">
            <text:p>1.0.1</text:p>
          </table:table-cell>
          <table:table-cell table:style-name="ce204"/>
          <table:table-cell/>
          <table:table-cell table:style-name="ce210" office:value-type="string" calcext:value-type="string">
            <text:p>1.2.4</text:p>
          </table:table-cell>
          <table:table-cell table:style-name="ce204" office:value-type="string" calcext:value-type="string">
            <text:p>1.2.9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4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91" office:value-type="date" office:date-value="2010-11-11" calcext:value-type="date">
            <text:p>2010-11-11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04" office:value-type="string" calcext:value-type="string">
            <text:p>1.99.24</text:p>
          </table:table-cell>
          <table:table-cell table:style-name="ce204" office:value-type="string" calcext:value-type="string">
            <text:p>1.0.4</text:p>
          </table:table-cell>
          <table:table-cell table:style-name="ce204" office:value-type="string" calcext:value-type="string">
            <text:p>3.5.2</text:p>
          </table:table-cell>
          <table:table-cell table:style-name="ce204" office:value-type="string" calcext:value-type="string">
            <text:p>1.0.1</text:p>
          </table:table-cell>
          <table:table-cell table:style-name="ce204"/>
          <table:table-cell/>
          <table:table-cell table:style-name="ce210" office:value-type="string" calcext:value-type="string">
            <text:p>1.2.4</text:p>
          </table:table-cell>
          <table:table-cell table:style-name="ce204" office:value-type="string" calcext:value-type="string">
            <text:p>1.2.8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4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91" office:value-type="date" office:date-value="2009-09-10" calcext:value-type="date">
            <text:p>2009-09-10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4" office:value-type="string" calcext:value-type="string">
            <text:p>1.99.23</text:p>
          </table:table-cell>
          <table:table-cell table:style-name="ce204" office:value-type="string" calcext:value-type="string">
            <text:p>1.0.1</text:p>
          </table:table-cell>
          <table:table-cell table:style-name="ce204" office:value-type="string" calcext:value-type="string">
            <text:p>3.5.0</text:p>
          </table:table-cell>
          <table:table-cell table:style-name="ce200" table:number-columns-repeated="2"/>
          <table:table-cell/>
          <table:table-cell table:style-name="ce204" office:value-type="string" calcext:value-type="string">
            <text:p>1.2.4</text:p>
          </table:table-cell>
          <table:table-cell table:style-name="ce204" office:value-type="string" calcext:value-type="string">
            <text:p>1.2.7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4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91" office:value-type="date" office:date-value="2009-09-08" calcext:value-type="date">
            <text:p>2009-09-08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04" office:value-type="string" calcext:value-type="string">
            <text:p>1.99.22</text:p>
          </table:table-cell>
          <table:table-cell table:style-name="ce204" office:value-type="string" calcext:value-type="string">
            <text:p>1.0.1</text:p>
          </table:table-cell>
          <table:table-cell table:style-name="ce204" office:value-type="string" calcext:value-type="string">
            <text:p>3.5.0</text:p>
          </table:table-cell>
          <table:table-cell table:style-name="ce200" table:number-columns-repeated="2"/>
          <table:table-cell/>
          <table:table-cell table:style-name="ce210" office:value-type="string" calcext:value-type="string">
            <text:p>1.2.3</text:p>
          </table:table-cell>
          <table:table-cell table:style-name="ce204" office:value-type="string" calcext:value-type="string">
            <text:p>1.2.6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4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91" office:value-type="date" office:date-value="2008-07-18" calcext:value-type="date">
            <text:p>2008-07-18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04" office:value-type="string" calcext:value-type="string">
            <text:p>1.99.20</text:p>
          </table:table-cell>
          <table:table-cell table:style-name="ce204" office:value-type="string" calcext:value-type="string">
            <text:p>1.0.0</text:p>
          </table:table-cell>
          <table:table-cell table:style-name="ce204" office:value-type="string" calcext:value-type="string">
            <text:p>1.2.0</text:p>
          </table:table-cell>
          <table:table-cell table:style-name="ce200" table:number-columns-repeated="2"/>
          <table:table-cell/>
          <table:table-cell table:style-name="ce204" office:value-type="string" calcext:value-type="string">
            <text:p>1.2.3</text:p>
          </table:table-cell>
          <table:table-cell table:style-name="ce204" office:value-type="string" calcext:value-type="string">
            <text:p>1.2.5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4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91" office:value-type="date" office:date-value="2008-04-01" calcext:value-type="date">
            <text:p>2008-04-01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04" office:value-type="string" calcext:value-type="string">
            <text:p>1.99.19</text:p>
          </table:table-cell>
          <table:table-cell table:style-name="ce200" table:number-columns-repeated="4"/>
          <table:table-cell/>
          <table:table-cell table:style-name="ce210" office:value-type="string" calcext:value-type="string">
            <text:p>1.2.2</text:p>
          </table:table-cell>
          <table:table-cell table:style-name="ce204" office:value-type="string" calcext:value-type="string">
            <text:p>1.2.4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4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91" office:value-type="date" office:date-value="2008-03-17" calcext:value-type="date">
            <text:p>2008-03-17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04" office:value-type="string" calcext:value-type="string">
            <text:p>1.99.18</text:p>
          </table:table-cell>
          <table:table-cell table:style-name="ce200" table:number-columns-repeated="4"/>
          <table:table-cell/>
          <table:table-cell table:style-name="ce210" office:value-type="string" calcext:value-type="string">
            <text:p>1.2.2</text:p>
          </table:table-cell>
          <table:table-cell table:style-name="ce204" office:value-type="string" calcext:value-type="string">
            <text:p>1.2.3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4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91" office:value-type="date" office:date-value="2008-02-11" calcext:value-type="date">
            <text:p>2008-02-11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04" office:value-type="string" calcext:value-type="string">
            <text:p>1.99.17</text:p>
          </table:table-cell>
          <table:table-cell table:style-name="ce200" table:number-columns-repeated="4"/>
          <table:table-cell/>
          <table:table-cell table:number-columns-repeated="2" table:style-name="ce204" office:value-type="string" calcext:value-type="string">
            <text:p>1.2.2</text:p>
          </table:table-cell>
          <table:table-cell table:style-name="ce210" office:value-type="string" calcext:value-type="string">
            <text:p>1.0.0</text:p>
          </table:table-cell>
          <table:table-cell/>
          <table:table-cell table:style-name="ce204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91" office:value-type="date" office:date-value="2007-08-30" calcext:value-type="date">
            <text:p>2007-08-30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04" office:value-type="string" calcext:value-type="string">
            <text:p>1.99.13</text:p>
          </table:table-cell>
          <table:table-cell table:style-name="ce200" table:number-columns-repeated="4"/>
          <table:table-cell/>
          <table:table-cell table:number-columns-repeated="2" table:style-name="ce204" office:value-type="string" calcext:value-type="string">
            <text:p>1.2.1</text:p>
          </table:table-cell>
          <table:table-cell table:style-name="ce204" office:value-type="string" calcext:value-type="string">
            <text:p>1.0.0</text:p>
          </table:table-cell>
          <table:table-cell/>
          <table:table-cell table:style-name="ce204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91" office:value-type="date" office:date-value="2007-04-15" calcext:value-type="date">
            <text:p>2007-04-15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04" office:value-type="string" calcext:value-type="string">
            <text:p>1.99.12</text:p>
          </table:table-cell>
          <table:table-cell table:style-name="ce200" table:number-columns-repeated="4"/>
          <table:table-cell/>
          <table:table-cell table:number-columns-repeated="2" table:style-name="ce204" office:value-type="string" calcext:value-type="string">
            <text:p>1.2.0</text:p>
          </table:table-cell>
          <table:table-cell table:number-columns-repeated="2"/>
          <table:table-cell table:style-name="ce204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91" office:value-type="date" office:date-value="2007-02-25" calcext:value-type="date">
            <text:p>2007-02-25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04" office:value-type="string" calcext:value-type="string">
            <text:p>1.99.8</text:p>
          </table:table-cell>
          <table:table-cell table:style-name="ce200" table:number-columns-repeated="4"/>
          <table:table-cell/>
          <table:table-cell table:number-columns-repeated="2" table:style-name="ce204" office:value-type="string" calcext:value-type="string">
            <text:p>1.1.2</text:p>
          </table:table-cell>
          <table:table-cell table:number-columns-repeated="2"/>
          <table:table-cell table:style-name="ce200"/>
          <table:table-cell table:number-columns-repeated="1003"/>
        </table:table-row>
        <table:table-row table:style-name="ro1">
          <table:table-cell/>
          <table:table-cell table:style-name="ce191" office:value-type="date" office:date-value="2007-02-07" calcext:value-type="date">
            <text:p>2007-02-07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04" office:value-type="string" calcext:value-type="string">
            <text:p>1.99.3</text:p>
          </table:table-cell>
          <table:table-cell table:style-name="ce200" table:number-columns-repeated="4"/>
          <table:table-cell/>
          <table:table-cell table:number-columns-repeated="2" table:style-name="ce204" office:value-type="string" calcext:value-type="string">
            <text:p>1.1.1</text:p>
          </table:table-cell>
          <table:table-cell table:number-columns-repeated="2"/>
          <table:table-cell table:style-name="ce200"/>
          <table:table-cell table:number-columns-repeated="1003"/>
        </table:table-row>
        <table:table-row table:style-name="ro1">
          <table:table-cell/>
          <table:table-cell table:style-name="ce191" office:value-type="date" office:date-value="2007-01-23" calcext:value-type="date">
            <text:p>2007-01-23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04" office:value-type="string" calcext:value-type="string">
            <text:p>1.99.0</text:p>
          </table:table-cell>
          <table:table-cell table:style-name="ce200" table:number-columns-repeated="4"/>
          <table:table-cell/>
          <table:table-cell table:number-columns-repeated="2" table:style-name="ce204" office:value-type="string" calcext:value-type="string">
            <text:p>1.1.0</text:p>
          </table:table-cell>
          <table:table-cell table:number-columns-repeated="2"/>
          <table:table-cell table:style-name="ce200"/>
          <table:table-cell table:number-columns-repeated="1003"/>
        </table:table-row>
        <table:table-row table:style-name="ro1">
          <table:table-cell/>
          <table:table-cell table:style-name="ce191" office:value-type="date" office:date-value="2003-10-31" calcext:value-type="date">
            <text:p>2003-10-31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4" office:value-type="string" calcext:value-type="string">
            <text:p>1.0.2</text:p>
          </table:table-cell>
          <table:table-cell table:style-name="ce200" table:number-columns-repeated="4"/>
          <table:table-cell/>
          <table:table-cell table:number-columns-repeated="2" table:style-name="ce210" office:value-type="string" calcext:value-type="string">
            <text:p>1.0.1</text:p>
          </table:table-cell>
          <table:table-cell table:number-columns-repeated="2"/>
          <table:table-cell table:style-name="ce200"/>
          <table:table-cell table:number-columns-repeated="1003"/>
        </table:table-row>
        <table:table-row table:style-name="ro1">
          <table:table-cell/>
          <table:table-cell table:style-name="ce191" office:value-type="date" office:date-value="2003-10-30" calcext:value-type="date">
            <text:p>2003-10-30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4" office:value-type="string" calcext:value-type="string">
            <text:p>1.0.1</text:p>
          </table:table-cell>
          <table:table-cell table:style-name="ce200" table:number-columns-repeated="4"/>
          <table:table-cell/>
          <table:table-cell table:number-columns-repeated="2" table:style-name="ce204" office:value-type="string" calcext:value-type="string">
            <text:p>1.0.1</text:p>
          </table:table-cell>
          <table:table-cell table:number-columns-repeated="2"/>
          <table:table-cell table:style-name="ce200"/>
          <table:table-cell table:number-columns-repeated="1003"/>
        </table:table-row>
        <table:table-row table:style-name="ro1">
          <table:table-cell/>
          <table:table-cell table:style-name="ce191" office:value-type="date" office:date-value="2003-10-14" calcext:value-type="date">
            <text:p>2003-10-14</text:p>
          </table:table-cell>
          <table:table-cell table:style-name="ce194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04" office:value-type="string" calcext:value-type="string">
            <text:p>1.0.0</text:p>
          </table:table-cell>
          <table:table-cell table:style-name="ce200" table:number-columns-repeated="4"/>
          <table:table-cell/>
          <table:table-cell table:number-columns-repeated="2" table:style-name="ce204" office:value-type="string" calcext:value-type="string">
            <text:p>1.0.0</text:p>
          </table:table-cell>
          <table:table-cell table:number-columns-repeated="2"/>
          <table:table-cell table:style-name="ce200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96" table:number-columns-repeated="2"/>
          <table:table-cell table:style-name="ce200" table:number-columns-repeated="5"/>
          <table:table-cell table:number-columns-repeated="1009"/>
        </table:table-row>
        <table:table-row table:style-name="ro1" table:number-rows-repeated="9830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3" table:default-cell-style-name="ce221"/>
        <table:table-column table:style-name="co14" table:default-cell-style-name="Default"/>
        <table:table-column table:style-name="co15" table:default-cell-style-name="ce194"/>
        <table:table-column table:style-name="co16" table:default-cell-style-name="Default"/>
        <table:table-column table:style-name="co5" table:default-cell-style-name="Default"/>
        <table:table-column table:style-name="co17" table:default-cell-style-name="ce235"/>
        <table:table-column table:style-name="co17" table:default-cell-style-name="ce241"/>
        <table:table-column table:style-name="co17" table:default-cell-style-name="ce235"/>
        <table:table-column table:style-name="co17" table:default-cell-style-name="ce241"/>
        <table:table-column table:style-name="co11" table:number-columns-repeated="1014" table:default-cell-style-name="Default"/>
        <table:table-row table:style-name="ro2">
          <table:table-cell table:style-name="ce211"/>
          <table:table-cell table:style-name="ce216" table:number-columns-repeated="4"/>
          <table:table-cell table:style-name="ce230" office:value-type="string" calcext:value-type="string">
            <text:p>Duration</text:p>
          </table:table-cell>
          <table:table-cell table:style-name="ce232" office:value-type="string" calcext:value-type="string">
            <text:p>Step</text:p>
          </table:table-cell>
          <table:table-cell table:style-name="ce238"/>
          <table:table-cell table:style-name="ce232" office:value-type="string" calcext:value-type="string">
            <text:p>Total</text:p>
          </table:table-cell>
          <table:table-cell table:style-name="ce238"/>
          <table:table-cell table:style-name="ce216" table:number-columns-repeated="1014"/>
        </table:table-row>
        <table:table-row table:style-name="ro2">
          <table:table-cell table:style-name="ce212"/>
          <table:table-cell table:style-name="ce217" table:number-columns-repeated="4"/>
          <table:table-cell table:style-name="ce231"/>
          <table:table-cell table:style-name="ce233"/>
          <table:table-cell table:style-name="ce239"/>
          <table:table-cell table:style-name="ce233"/>
          <table:table-cell table:style-name="ce239"/>
          <table:table-cell table:style-name="ce217" table:number-columns-repeated="1014"/>
        </table:table-row>
        <table:table-row table:style-name="ro3">
          <table:table-cell table:style-name="ce213" office:value-type="float" office:value="1" calcext:value-type="float">
            <text:p>1.</text:p>
          </table:table-cell>
          <table:table-cell table:style-name="ce218"/>
          <table:table-cell table:style-name="ce223"/>
          <table:table-cell table:style-name="ce225"/>
          <table:table-cell table:style-name="ce218" office:value-type="string" calcext:value-type="string">
            <text:p>Regression Testing</text:p>
          </table:table-cell>
          <table:table-cell table:style-name="ce223"/>
          <table:table-cell table:style-name="ce234" office:value-type="time" office:time-value="PT00H00M00S" calcext:value-type="time">
            <text:p>00:00</text:p>
          </table:table-cell>
          <table:table-cell table:style-name="ce240" table:formula="of:=[.G3]+SUM([.G4:.G65527])" office:value-type="time" office:time-value="PT09H00M00S" calcext:value-type="time">
            <text:p>09:00</text:p>
          </table:table-cell>
          <table:table-cell table:style-name="ce234" table:formula="of:=['0. Overview'.$J$3]" office:value-type="time" office:time-value="PT00H00M00S" calcext:value-type="time">
            <text:p>00:00</text:p>
          </table:table-cell>
          <table:table-cell table:style-name="ce240" table:formula="of:=MAX([.I4:.I65527])" office:value-type="time" office:time-value="PT09H00M00S" calcext:value-type="time">
            <text:p>09:00</text:p>
          </table:table-cell>
          <table:table-cell table:style-name="ce245" table:number-columns-repeated="1014"/>
        </table:table-row>
        <table:table-row table:style-name="ro2">
          <table:table-cell table:style-name="ce214"/>
          <table:table-cell table:style-name="ce219"/>
          <table:table-cell table:number-columns-repeated="1022"/>
        </table:table-row>
        <table:table-row table:style-name="ro2">
          <table:table-cell table:style-name="ce183"/>
          <table:table-cell table:style-name="ce220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coding style checks</text:p>
          </table:table-cell>
          <table:table-cell table:style-name="ce224"/>
          <table:table-cell table:style-name="ce236" office:value-type="time" office:time-value="PT01H00M00S" calcext:value-type="time">
            <text:p>01:00</text:p>
          </table:table-cell>
          <table:table-cell table:style-name="ce242"/>
          <table:table-cell table:style-name="ce236" table:formula="of:=MAX([.I$1:.I4])+[.G5]" office:value-type="time" office:time-value="PT01H00M00S" calcext:value-type="time">
            <text:p>01:00</text:p>
          </table:table-cell>
          <table:table-cell table:style-name="ce242"/>
          <table:table-cell table:style-name="ce183" table:number-columns-repeated="1014"/>
        </table:table-row>
        <table:table-row table:style-name="ro2">
          <table:table-cell table:number-columns-repeated="2"/>
          <table:table-cell table:style-name="ce221" table:formula="of:=CONCATENATE([.B$5]; COUNTA([.C$6:.C6]); &quot;.&quot;)" office:value-type="string" office:string-value="1.1.1." calcext:value-type="string">
            <text:p>1.1.1.</text:p>
          </table:table-cell>
          <table:table-cell table:style-name="ce227" office:value-type="string" calcext:value-type="string">
            <text:p></text:p>
          </table:table-cell>
          <table:table-cell table:formula="of:=['3. Final Testing'.E9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formula="of:=['3. Final Testing'.E10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formula="of:=['3. Final Testing'.E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5"/>
          <table:table-cell table:style-name="ce222" table:number-columns-repeated="2"/>
          <table:table-cell table:style-name="ce228"/>
          <table:table-cell table:formula="of:=['3. Final Testing'.E12]" office:value-type="string" office:string-value="1 expected warning:" calcext:value-type="string">
            <text:p>1 expected warning:</text:p>
          </table:table-cell>
          <table:table-cell table:style-name="ce215"/>
          <table:table-cell table:style-name="ce237"/>
          <table:table-cell table:style-name="ce243"/>
          <table:table-cell table:style-name="ce237"/>
          <table:table-cell table:style-name="ce243"/>
          <table:table-cell table:style-name="ce215" table:number-columns-repeated="1014"/>
        </table:table-row>
        <table:table-row table:style-name="ro1">
          <table:table-cell table:style-name="ce215"/>
          <table:table-cell table:style-name="ce222" table:number-columns-repeated="2"/>
          <table:table-cell table:style-name="ce228"/>
          <table:table-cell table:formula="of:=['3. Final Testing'.E13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215"/>
          <table:table-cell table:style-name="ce237"/>
          <table:table-cell table:style-name="ce243"/>
          <table:table-cell table:style-name="ce237"/>
          <table:table-cell table:style-name="ce243"/>
          <table:table-cell table:style-name="ce215" table:number-columns-repeated="1014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83"/>
          <table:table-cell table:style-name="ce220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ssembly checks</text:p>
          </table:table-cell>
          <table:table-cell table:style-name="ce224"/>
          <table:table-cell table:style-name="ce236" office:value-type="time" office:time-value="PT02H00M00S" calcext:value-type="time">
            <text:p>02:00</text:p>
          </table:table-cell>
          <table:table-cell table:style-name="ce242"/>
          <table:table-cell table:style-name="ce236" table:formula="of:=MAX([.I$1:.I13])+[.G14]" office:value-type="time" office:time-value="PT03H00M00S" calcext:value-type="time">
            <text:p>03:00</text:p>
          </table:table-cell>
          <table:table-cell table:style-name="ce244"/>
          <table:table-cell table:style-name="ce183" table:number-columns-repeated="1014"/>
        </table:table-row>
        <table:table-row table:style-name="ro2">
          <table:table-cell table:number-columns-repeated="2"/>
          <table:table-cell table:style-name="ce22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27" office:value-type="string" calcext:value-type="string">
            <text:p></text:p>
          </table:table-cell>
          <table:table-cell table:formula="of:=['3. Final Testing'.E18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formula="of:=['3. Final Testing'.E19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number-columns-repeated="1020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style-name="ce229" table:formula="of:=['3. Final Testing'.E21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style-name="ce229" table:formula="of:=['3. Final Testing'.E22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number-columns-repeated="1020"/>
        </table:table-row>
        <table:table-row table:style-name="ro2">
          <table:table-cell table:number-columns-repeated="2"/>
          <table:table-cell table:style-name="ce221" table:formula="of:=CONCATENATE([.B$14]; COUNTA([.C$15:.C21]); &quot;.&quot;)" office:value-type="string" office:string-value="1.2.2." calcext:value-type="string">
            <text:p>1.2.2.</text:p>
          </table:table-cell>
          <table:table-cell table:style-name="ce227" office:value-type="string" calcext:value-type="string">
            <text:p></text:p>
          </table:table-cell>
          <table:table-cell table:formula="of:=['3. Final Testing'.E24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formula="of:=['3. Final Testing'.E25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number-columns-repeated="1020"/>
        </table:table-row>
        <table:table-row table:style-name="ro2">
          <table:table-cell table:number-columns-repeated="2"/>
          <table:table-cell table:style-name="ce221" table:formula="of:=CONCATENATE([.B$14]; COUNTA([.C$15:.C24]); &quot;.&quot;)" office:value-type="string" office:string-value="1.2.3." calcext:value-type="string">
            <text:p>1.2.3.</text:p>
          </table:table-cell>
          <table:table-cell table:style-name="ce227" office:value-type="string" calcext:value-type="string">
            <text:p></text:p>
          </table:table-cell>
          <table:table-cell table:formula="of:=['3. Final Testing'.E27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formula="of:=['3. Final Testing'.E28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number-columns-repeated="1020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style-name="ce229" table:formula="of:=['3. Final Testing'.E30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style-name="ce229" table:formula="of:=['3. Final Testing'.E31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style-name="ce229" table:formula="of:=['3. Final Testing'.E32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number-columns-repeated="1020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83"/>
          <table:table-cell table:style-name="ce220" table:formula="of:=CONCATENATE([.A$3]; &quot;.&quot;; COUNTA([.B$5:.B33]); &quot;.&quot;)" office:value-type="string" office:string-value="1.3." calcext:value-type="string">
            <text:p>1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un automated tests</text:p>
          </table:table-cell>
          <table:table-cell table:style-name="ce224"/>
          <table:table-cell table:style-name="ce236" office:value-type="time" office:time-value="PT06H00M00S" calcext:value-type="time">
            <text:p>06:00</text:p>
          </table:table-cell>
          <table:table-cell table:style-name="ce242"/>
          <table:table-cell table:style-name="ce236" table:formula="of:=MAX([.I$1:.I32])+[.G33]" office:value-type="time" office:time-value="PT09H00M00S" calcext:value-type="time">
            <text:p>09:00</text:p>
          </table:table-cell>
          <table:table-cell table:style-name="ce244"/>
          <table:table-cell table:style-name="ce183" table:number-columns-repeated="1014"/>
        </table:table-row>
        <table:table-row table:style-name="ro2">
          <table:table-cell table:number-columns-repeated="2"/>
          <table:table-cell table:style-name="ce221" table:formula="of:=CONCATENATE([.B$33]; COUNTA([.C$34:.C34]); &quot;.&quot;)" office:value-type="string" office:string-value="1.3.1." calcext:value-type="string">
            <text:p>1.3.1.</text:p>
          </table:table-cell>
          <table:table-cell table:style-name="ce227" office:value-type="string" calcext:value-type="string">
            <text:p></text:p>
          </table:table-cell>
          <table:table-cell table:formula="of:=['3. Final Testing'.E37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number-columns-repeated="1020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formula="of:=['3. Final Testing'.E39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number-columns-repeated="1020"/>
        </table:table-row>
        <table:table-row table:style-name="ro2">
          <table:table-cell table:number-columns-repeated="2"/>
          <table:table-cell table:style-name="ce221" table:formula="of:=CONCATENATE([.B$33]; COUNTA([.C$34:.C38]); &quot;.&quot;)" office:value-type="string" office:string-value="1.3.2." calcext:value-type="string">
            <text:p>1.3.2.</text:p>
          </table:table-cell>
          <table:table-cell table:style-name="ce227" office:value-type="string" calcext:value-type="string">
            <text:p></text:p>
          </table:table-cell>
          <table:table-cell table:formula="of:=['3. Final Testing'.E41]" office:value-type="string" office:string-value="Configure NUnit test categories" calcext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formula="of:=['3. Final Testing'.E42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formula="of:=['3. Final Testing'.E43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number-columns-repeated="1020"/>
        </table:table-row>
        <table:table-row table:style-name="ro2">
          <table:table-cell table:number-columns-repeated="2"/>
          <table:table-cell table:style-name="ce221" table:formula="of:=CONCATENATE([.B$33]; COUNTA([.C$34:.C42]); &quot;.&quot;)" office:value-type="string" office:string-value="1.3.3." calcext:value-type="string">
            <text:p>1.3.3.</text:p>
          </table:table-cell>
          <table:table-cell table:style-name="ce227" office:value-type="string" calcext:value-type="string">
            <text:p></text:p>
          </table:table-cell>
          <table:table-cell table:formula="of:=['3. Final Testing'.E45]" office:value-type="string" office:string-value="Use NUnit on 'Debug Test'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formula="of:=['3. Final Testing'.E46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    &gt; "Project &gt; Configurations &gt; Debug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number-columns-repeated="1020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style-name="ce229" table:formula="of:=['3. Final Testing'.E49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style-name="ce229" table:formula="of:=['3. Final Testing'.E50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style-name="ce229" table:formula="of:=['3. Final Testing'.E51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style-name="ce229" table:formula="of:=['3. Final Testing'.E52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style-name="ce229" table:formula="of:=['3. Final Testing'.E53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style-name="ce229" table:formula="of:=['3. Final Testing'.E54]" office:value-type="string" office:string-value="YAT.Model.Test.FileHandlingTest fails because of the issue described in FR#272 =&gt; Dispose() must temporarily (for running the test) be commented-out in Model.Main#1172/Workspace#1129/Terminal#1943" calcext:value-type="string">
            <text:p>YAT.Model.Test.FileHandlingTest fails because of the issue described in FR#272 =&gt; Dispose() must temporarily (for running the test) be commented-out in Model.Main#1172/Workspace#1129/Terminal#194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style-name="ce229" table:formula="of:=['3. Final Testing'.E55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style-name="ce229" table:formula="of:=['3. Final Testing'.E56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style-name="ce229" table:formula="of:=['3. Final Testing'.E57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style-name="ce229" table:formula="of:=['3. Final Testing'.E58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style-name="ce229" table:formula="of:=['3. Final Testing'.E59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style-name="ce229" table:formula="of:=['3. Final Testing'.E60]" office:value-type="string" office:string-value="YAT.Settings.Test.FileVersionsTest.V1.99.13/17/18/19[01|02] fail (bugs #232 and #246 &quot;Issues with [Alternate]TolerantXmlSerializer&quot;)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1"/>
          <table:table-cell table:style-name="ce227"/>
          <table:table-cell table:style-name="ce229" table:formula="of:=['3. Final Testing'.E61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number-columns-repeated="1020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 table:number-rows-repeated="65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221"/>
        <table:table-column table:style-name="co14" table:default-cell-style-name="Default"/>
        <table:table-column table:style-name="co15" table:default-cell-style-name="ce194"/>
        <table:table-column table:style-name="co16" table:default-cell-style-name="Default"/>
        <table:table-column table:style-name="co5" table:default-cell-style-name="Default"/>
        <table:table-column table:style-name="co17" table:default-cell-style-name="ce235"/>
        <table:table-column table:style-name="co17" table:default-cell-style-name="ce241"/>
        <table:table-column table:style-name="co17" table:default-cell-style-name="ce235"/>
        <table:table-column table:style-name="co17" table:default-cell-style-name="ce241"/>
        <table:table-column table:style-name="co11" table:number-columns-repeated="1014" table:default-cell-style-name="Default"/>
        <table:table-row table:style-name="ro2">
          <table:table-cell table:style-name="ce211"/>
          <table:table-cell table:style-name="ce216" table:number-columns-repeated="4"/>
          <table:table-cell table:style-name="ce230" office:value-type="string" calcext:value-type="string">
            <text:p>Duration</text:p>
          </table:table-cell>
          <table:table-cell table:style-name="ce232" office:value-type="string" calcext:value-type="string">
            <text:p>Step</text:p>
          </table:table-cell>
          <table:table-cell table:style-name="ce238"/>
          <table:table-cell table:style-name="ce232" office:value-type="string" calcext:value-type="string">
            <text:p>Total</text:p>
          </table:table-cell>
          <table:table-cell table:style-name="ce238"/>
          <table:table-cell table:style-name="ce216" table:number-columns-repeated="1012"/>
          <table:table-cell table:number-columns-repeated="2"/>
        </table:table-row>
        <table:table-row table:style-name="ro2">
          <table:table-cell table:style-name="ce212"/>
          <table:table-cell table:style-name="ce217" table:number-columns-repeated="4"/>
          <table:table-cell table:style-name="ce231"/>
          <table:table-cell table:style-name="ce233"/>
          <table:table-cell table:style-name="ce239"/>
          <table:table-cell table:style-name="ce233"/>
          <table:table-cell table:style-name="ce239"/>
          <table:table-cell table:style-name="ce217" table:number-columns-repeated="1012"/>
          <table:table-cell table:number-columns-repeated="2"/>
        </table:table-row>
        <table:table-row table:style-name="ro3">
          <table:table-cell table:style-name="ce213" office:value-type="float" office:value="2" calcext:value-type="float">
            <text:p>2.</text:p>
          </table:table-cell>
          <table:table-cell table:style-name="ce218"/>
          <table:table-cell table:style-name="ce223"/>
          <table:table-cell table:style-name="ce225"/>
          <table:table-cell table:style-name="ce218" office:value-type="string" calcext:value-type="string">
            <text:p>Preparation</text:p>
          </table:table-cell>
          <table:table-cell table:style-name="ce223"/>
          <table:table-cell table:style-name="ce234" office:value-type="time" office:time-value="PT00H00M00S" calcext:value-type="time">
            <text:p>00:00</text:p>
          </table:table-cell>
          <table:table-cell table:style-name="ce240" table:formula="of:=[.G3]+SUM([.G4:.G65542])" office:value-type="time" office:time-value="PT02H10M00S" calcext:value-type="time">
            <text:p>02:10</text:p>
          </table:table-cell>
          <table:table-cell table:style-name="ce234" table:formula="of:=['1. Regression Testing'.$J$3]" office:value-type="time" office:time-value="PT09H00M00S" calcext:value-type="time">
            <text:p>09:00</text:p>
          </table:table-cell>
          <table:table-cell table:style-name="ce240" table:formula="of:=MAX([.I4:.I65542])" office:value-type="time" office:time-value="PT11H10M00S" calcext:value-type="time">
            <text:p>11:10</text:p>
          </table:table-cell>
          <table:table-cell table:style-name="ce245" table:number-columns-repeated="1012"/>
          <table:table-cell table:number-columns-repeated="2"/>
        </table:table-row>
        <table:table-row table:style-name="ro2">
          <table:table-cell table:style-name="ce214"/>
          <table:table-cell table:style-name="ce219"/>
          <table:table-cell table:number-columns-repeated="1022"/>
        </table:table-row>
        <table:table-row table:style-name="ro2">
          <table:table-cell table:style-name="ce246"/>
          <table:table-cell table:style-name="ce248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50"/>
          <table:table-cell table:style-name="ce251"/>
          <table:table-cell table:style-name="ce250" office:value-type="string" calcext:value-type="string">
            <text:p>Set versions</text:p>
          </table:table-cell>
          <table:table-cell table:style-name="ce250"/>
          <table:table-cell table:style-name="ce253" office:value-type="time" office:time-value="PT00H20M00S" calcext:value-type="time">
            <text:p>00:20</text:p>
          </table:table-cell>
          <table:table-cell table:style-name="ce255"/>
          <table:table-cell table:style-name="ce253" table:formula="of:=MAX([.I$1:.I4])+[.G5]" office:value-type="time" office:time-value="PT09H20M00S" calcext:value-type="time">
            <text:p>09:20</text:p>
          </table:table-cell>
          <table:table-cell table:style-name="ce255"/>
          <table:table-cell table:style-name="ce246" table:number-columns-repeated="1012"/>
          <table:table-cell table:style-name="ce247" table:number-columns-repeated="2"/>
        </table:table-row>
        <table:table-row table:style-name="ro4">
          <table:table-cell table:style-name="ce247"/>
          <table:table-cell table:style-name="ce249"/>
          <table:table-cell table:style-name="ce249" table:formula="of:=CONCATENATE([.B$5]; COUNTA([.C$6:.C6]); &quot;.&quot;)" office:value-type="string" office:string-value="2.1.1." calcext:value-type="string">
            <text:p>2.1.1.</text:p>
          </table:table-cell>
          <table:table-cell table:style-name="ce252" office:value-type="string" calcext:value-type="string">
            <text:p></text:p>
          </table:table-cell>
          <table:table-cell table:style-name="ce247" office:value-type="string" calcext:value-type="string">
            <text:p>Ensure that product version in ALAZ.Version is different than at last release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1">
          <table:table-cell table:style-name="ce247"/>
          <table:table-cell table:style-name="ce249"/>
          <table:table-cell table:style-name="ce249" table:formula="of:=CONCATENATE([.B$5]; COUNTA([.C$6:.C7]); &quot;.&quot;)" office:value-type="string" office:string-value="2.1.2." calcext:value-type="string">
            <text:p>2.1.2.</text:p>
          </table:table-cell>
          <table:table-cell table:style-name="ce252" office:value-type="string" calcext:value-type="string">
            <text:p></text:p>
          </table:table-cell>
          <table:table-cell table:style-name="ce247" office:value-type="string" calcext:value-type="string">
            <text:p>Ensure that product version in netrtfwriter AssemblyInfo is different than at last release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1">
          <table:table-cell table:style-name="ce247"/>
          <table:table-cell table:style-name="ce249" table:number-columns-repeated="2"/>
          <table:table-cell table:style-name="ce252"/>
          <table:table-cell table:style-name="ce247" office:value-type="string" calcext:value-type="string">
            <text:p>&gt; Versions must differ to ensure proper installation/update!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2">
          <table:table-cell table:style-name="ce247"/>
          <table:table-cell table:style-name="ce249" table:number-columns-repeated="2"/>
          <table:table-cell table:style-name="ce252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4">
          <table:table-cell table:style-name="ce247"/>
          <table:table-cell table:style-name="ce249"/>
          <table:table-cell table:style-name="ce249" table:formula="of:=CONCATENATE([.B$5]; COUNTA([.C$6:.C10]); &quot;.&quot;)" office:value-type="string" office:string-value="2.1.3." calcext:value-type="string">
            <text:p>2.1.3.</text:p>
          </table:table-cell>
          <table:table-cell table:style-name="ce252" office:value-type="string" calcext:value-type="string">
            <text:p></text:p>
          </table:table-cell>
          <table:table-cell table:style-name="ce247" office:value-type="string" calcext:value-type="string">
            <text:p>Increment product version in MKY.Version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4">
          <table:table-cell table:style-name="ce247"/>
          <table:table-cell table:style-name="ce249"/>
          <table:table-cell table:style-name="ce249" table:formula="of:=CONCATENATE([.B$5]; COUNTA([.C$6:.C11]); &quot;.&quot;)" office:value-type="string" office:string-value="2.1.4." calcext:value-type="string">
            <text:p>2.1.4.</text:p>
          </table:table-cell>
          <table:table-cell table:style-name="ce252" office:value-type="string" calcext:value-type="string">
            <text:p></text:p>
          </table:table-cell>
          <table:table-cell table:style-name="ce247" office:value-type="string" calcext:value-type="string">
            <text:p>Increment product version in NUnit.Version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4">
          <table:table-cell table:style-name="ce247"/>
          <table:table-cell table:style-name="ce249"/>
          <table:table-cell table:style-name="ce249" table:formula="of:=CONCATENATE([.B$5]; COUNTA([.C$6:.C12]); &quot;.&quot;)" office:value-type="string" office:string-value="2.1.5." calcext:value-type="string">
            <text:p>2.1.5.</text:p>
          </table:table-cell>
          <table:table-cell table:style-name="ce252" office:value-type="string" calcext:value-type="string">
            <text:p></text:p>
          </table:table-cell>
          <table:table-cell table:style-name="ce247" office:value-type="string" calcext:value-type="string">
            <text:p>Increment product version in YAT.Version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2">
          <table:table-cell table:style-name="ce247"/>
          <table:table-cell table:style-name="ce249" table:number-columns-repeated="2"/>
          <table:table-cell table:style-name="ce252"/>
          <table:table-cell table:style-name="ce247" office:value-type="string" calcext:value-type="string">
            <text:p>&gt; Versions must differ to ensure proper installation/update!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2">
          <table:table-cell table:style-name="ce247"/>
          <table:table-cell table:style-name="ce249"/>
          <table:table-cell table:style-name="ce249" table:formula="of:=CONCATENATE([.B$5]; COUNTA([.C$6:.C14]); &quot;.&quot;)" office:value-type="string" office:string-value="2.1.6." calcext:value-type="string">
            <text:p>2.1.6.</text:p>
          </table:table-cell>
          <table:table-cell table:style-name="ce252" office:value-type="string" calcext:value-type="string">
            <text:p></text:p>
          </table:table-cell>
          <table:table-cell table:style-name="ce247" office:value-type="string" calcext:value-type="string">
            <text:p>Set product version in MKY file headers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4">
          <table:table-cell table:style-name="ce247"/>
          <table:table-cell table:style-name="ce249" table:number-columns-repeated="2"/>
          <table:table-cell table:style-name="ce252"/>
          <table:table-cell table:style-name="ce247" office:value-type="string" calcext:value-type="string">
            <text:p>&gt; Also remove 'Development', e.g. '// MKY Version 1.0.12'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4">
          <table:table-cell table:style-name="ce247"/>
          <table:table-cell table:style-name="ce249"/>
          <table:table-cell table:style-name="ce249" table:formula="of:=CONCATENATE([.B$5]; COUNTA([.C$6:.C16]); &quot;.&quot;)" office:value-type="string" office:string-value="2.1.7." calcext:value-type="string">
            <text:p>2.1.7.</text:p>
          </table:table-cell>
          <table:table-cell table:style-name="ce252" office:value-type="string" calcext:value-type="string">
            <text:p></text:p>
          </table:table-cell>
          <table:table-cell table:style-name="ce247" office:value-type="string" calcext:value-type="string">
            <text:p>Set product version in NUnit file headers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4">
          <table:table-cell table:style-name="ce247"/>
          <table:table-cell table:style-name="ce249" table:number-columns-repeated="2"/>
          <table:table-cell table:style-name="ce252"/>
          <table:table-cell table:style-name="ce247" office:value-type="string" calcext:value-type="string">
            <text:p>&gt; Also remove 'Development', e.g. '// NUnit Version 1.0.9'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2">
          <table:table-cell table:style-name="ce247"/>
          <table:table-cell table:style-name="ce249"/>
          <table:table-cell table:style-name="ce249" table:formula="of:=CONCATENATE([.B$5]; COUNTA([.C$6:.C18]); &quot;.&quot;)" office:value-type="string" office:string-value="2.1.8." calcext:value-type="string">
            <text:p>2.1.8.</text:p>
          </table:table-cell>
          <table:table-cell table:style-name="ce252" office:value-type="string" calcext:value-type="string">
            <text:p></text:p>
          </table:table-cell>
          <table:table-cell table:style-name="ce247" office:value-type="string" calcext:value-type="string">
            <text:p>Set product version in YAT file headers</text:p>
          </table:table-cell>
          <table:table-cell table:style-name="ce247"/>
          <table:table-cell table:style-name="ce254"/>
          <table:table-cell table:style-name="ce256"/>
          <table:table-cell table:style-name="ce254"/>
          <table:table-cell table:style-name="ce256"/>
          <table:table-cell table:style-name="ce247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9" table:formula="of:=CONCATENATE([.B$5]; COUNTA([.C$6:.C20]); &quot;.&quot;)" office:value-type="string" office:string-value="2.1.9." calcext:value-type="string">
            <text:p>2.1.9.</text:p>
          </table:table-cell>
          <table:table-cell table:style-name="ce252" office:value-type="string" calcext:value-type="string">
            <text:p></text:p>
          </table:table-cell>
          <table:table-cell table:style-name="ce247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49"/>
          <table:table-cell table:style-name="ce252"/>
          <table:table-cell table:style-name="ce247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 table:formula="of:=CONCATENATE([.B$5]; COUNTA([.C$6:.C22]); &quot;.&quot;)" office:value-type="string" office:string-value="2.1.10." calcext:value-type="string">
            <text:p>2.1.10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 table:formula="of:=CONCATENATE([.B$5]; COUNTA([.C$6:.C25]); &quot;.&quot;)" office:value-type="string" office:string-value="2.1.11." calcext:value-type="string">
            <text:p>2.1.11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83"/>
          <table:table-cell table:style-name="ce220" table:formula="of:=CONCATENATE([.A$3]; &quot;.&quot;; COUNTA([.B$5:.B27]); &quot;.&quot;)" office:value-type="string" office:string-value="2.2." calcext:value-type="string">
            <text:p>2.2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Set installation version</text:p>
          </table:table-cell>
          <table:table-cell table:style-name="ce224"/>
          <table:table-cell table:style-name="ce236" office:value-type="time" office:time-value="PT00H05M00S" calcext:value-type="time">
            <text:p>00:05</text:p>
          </table:table-cell>
          <table:table-cell table:style-name="ce242"/>
          <table:table-cell table:style-name="ce236" table:formula="of:=MAX([.I$1:.I26])+[.G27]" office:value-type="time" office:time-value="PT09H25M00S" calcext:value-type="time">
            <text:p>09:25</text:p>
          </table:table-cell>
          <table:table-cell table:style-name="ce244"/>
          <table:table-cell table:style-name="ce183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221" table:formula="of:=CONCATENATE([.B$27]; COUNTA([.C$28:.C28]); &quot;.&quot;)" office:value-type="string" office:string-value="2.2.1." calcext:value-type="string">
            <text:p>2.2.1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 table:formula="of:=CONCATENATE([.B$27]; COUNTA([.C$28:.C29]); &quot;.&quot;)" office:value-type="string" office:string-value="2.2.2." calcext:value-type="string">
            <text:p>2.2.2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 table:formula="of:=CONCATENATE([.B$27]; COUNTA([.C$28:.C30]); &quot;.&quot;)" office:value-type="string" office:string-value="2.2.3." calcext:value-type="string">
            <text:p>2.2.3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 table:formula="of:=CONCATENATE([.B$27]; COUNTA([.C$28:.C31]); &quot;.&quot;)" office:value-type="string" office:string-value="2.2.4." calcext:value-type="string">
            <text:p>2.2.4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20" table:formula="of:=CONCATENATE([.A$3]; &quot;.&quot;; COUNTA([.B$5:.B33]); &quot;.&quot;)" office:value-type="string" office:string-value="2.3." calcext:value-type="string">
            <text:p>2.3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date settings defaults and schema in "YAT\!-Settings\!-Current"</text:p>
          </table:table-cell>
          <table:table-cell table:style-name="ce224"/>
          <table:table-cell table:style-name="ce236" office:value-type="time" office:time-value="PT00H30M00S" calcext:value-type="time">
            <text:p>00:30</text:p>
          </table:table-cell>
          <table:table-cell table:style-name="ce242"/>
          <table:table-cell table:style-name="ce236" table:formula="of:=MAX([.I$1:.I32])+[.G33]" office:value-type="time" office:time-value="PT09H55M00S" calcext:value-type="time">
            <text:p>09:55</text:p>
          </table:table-cell>
          <table:table-cell table:style-name="ce244"/>
          <table:table-cell table:number-columns-repeated="1014"/>
        </table:table-row>
        <table:table-row table:style-name="ro2">
          <table:table-cell table:number-columns-repeated="2"/>
          <table:table-cell table:style-name="ce221" table:formula="of:=CONCATENATE([.B$33]; COUNTA([.C$34:.C34]); &quot;.&quot;)" office:value-type="string" office:string-value="2.3.1." calcext:value-type="string">
            <text:p>2.3.1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 table:formula="of:=CONCATENATE([.B$33]; COUNTA([.C$34:.C35]); &quot;.&quot;)" office:value-type="string" office:string-value="2.3.2." calcext:value-type="string">
            <text:p>2.3.2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 table:formula="of:=CONCATENATE([.B$33]; COUNTA([.C$34:.C36]); &quot;.&quot;)" office:value-type="string" office:string-value="2.3.3." calcext:value-type="string">
            <text:p>2.3.3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<text:s text:c="6"/>(Note that explicit tests are only enable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 table:formula="of:=CONCATENATE([.B$33]; COUNTA([.C$34:.C41]); &quot;.&quot;)" office:value-type="string" office:string-value="2.3.4." calcext:value-type="string">
            <text:p>2.3.4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&gt; Manually modify the product version tag to the YAT version (result of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table:number-columns-repeated="1020"/>
        </table:table-row>
        <table:table-row table:style-name="ro2">
          <table:table-cell table:style-name="ce183"/>
          <table:table-cell table:style-name="ce220" table:formula="of:=CONCATENATE([.A$3]; &quot;.&quot;; COUNTA([.B$5:.B44]); &quot;.&quot;)" office:value-type="string" office:string-value="2.4." calcext:value-type="string">
            <text:p>2.4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defaults and schema to settings archive</text:p>
          </table:table-cell>
          <table:table-cell table:style-name="ce224"/>
          <table:table-cell table:style-name="ce236" office:value-type="time" office:time-value="PT00H15M00S" calcext:value-type="time">
            <text:p>00:15</text:p>
          </table:table-cell>
          <table:table-cell table:style-name="ce242"/>
          <table:table-cell table:style-name="ce236" table:formula="of:=MAX([.I$1:.I43])+[.G44]" office:value-type="time" office:time-value="PT10H10M00S" calcext:value-type="time">
            <text:p>10:10</text:p>
          </table:table-cell>
          <table:table-cell table:style-name="ce244"/>
          <table:table-cell table:style-name="ce183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221" table:formula="of:=CONCATENATE([.B$44]; COUNTA([.C$45:.C45]); &quot;.&quot;)" office:value-type="string" office:string-value="2.4.1." calcext:value-type="string">
            <text:p>2.4.1.</text:p>
          </table:table-cell>
          <table:table-cell table:style-name="ce227" office:value-type="string" calcext:value-type="string">
            <text:p></text:p>
          </table:table-cell>
          <table:table-cell table:style-name="ce247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83"/>
          <table:table-cell table:style-name="ce220" table:formula="of:=CONCATENATE([.A$3]; &quot;.&quot;; COUNTA([.B$5:.B47]); &quot;.&quot;)" office:value-type="string" office:string-value="2.5." calcext:value-type="string">
            <text:p>2.5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Upgrade settings in settings archive "YAT\!-Settings\!-Current"</text:p>
          </table:table-cell>
          <table:table-cell table:style-name="ce224"/>
          <table:table-cell table:style-name="ce236" office:value-type="time" office:time-value="PT00H30M00S" calcext:value-type="time">
            <text:p>00:30</text:p>
          </table:table-cell>
          <table:table-cell table:style-name="ce242"/>
          <table:table-cell table:style-name="ce236" table:formula="of:=MAX([.I$1:.I46])+[.G47]" office:value-type="time" office:time-value="PT10H40M00S" calcext:value-type="time">
            <text:p>10:40</text:p>
          </table:table-cell>
          <table:table-cell table:style-name="ce244"/>
          <table:table-cell table:style-name="ce183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221" table:formula="of:=CONCATENATE([.B$47]; COUNTA([.C$48:.C48]); &quot;.&quot;)" office:value-type="string" office:string-value="2.5.1." calcext:value-type="string">
            <text:p>2.5.1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&gt; Copy default settings to the "YAT Local Settings" to ensure that window size is default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    &gt; For terminals, change <text:span text:style-name="T1">radix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    &gt; For workspaces, change <text:span text:style-name="T1">tile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/>
          <table:table-cell table:style-name="ce227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 table:formula="of:=CONCATENATE([.B$47]; COUNTA([.C$48:.C57]); &quot;.&quot;)" office:value-type="string" office:string-value="2.5.2." calcext:value-type="string">
            <text:p>2.5.2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83"/>
          <table:table-cell table:style-name="ce220" table:formula="of:=CONCATENATE([.A$3]; &quot;.&quot;; COUNTA([.B$5:.B59]); &quot;.&quot;)" office:value-type="string" office:string-value="2.6." calcext:value-type="string">
            <text:p>2.6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Add new settings to settings archive</text:p>
          </table:table-cell>
          <table:table-cell table:style-name="ce224"/>
          <table:table-cell table:style-name="ce236" office:value-type="time" office:time-value="PT00H15M00S" calcext:value-type="time">
            <text:p>00:15</text:p>
          </table:table-cell>
          <table:table-cell table:style-name="ce242"/>
          <table:table-cell table:style-name="ce236" table:formula="of:=MAX([.I$1:.I58])+[.G59]" office:value-type="time" office:time-value="PT10H55M00S" calcext:value-type="time">
            <text:p>10:55</text:p>
          </table:table-cell>
          <table:table-cell table:style-name="ce244"/>
          <table:table-cell table:style-name="ce183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221" table:formula="of:=CONCATENATE([.B$59]; COUNTA([.C$60:.C60]); &quot;.&quot;)" office:value-type="string" office:string-value="2.6.1." calcext:value-type="string">
            <text:p>2.6.1.</text:p>
          </table:table-cell>
          <table:table-cell table:style-name="ce227" office:value-type="string" calcext:value-type="string">
            <text:p></text:p>
          </table:table-cell>
          <table:table-cell table:style-name="ce247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 table:formula="of:=CONCATENATE([.B$59]; COUNTA([.C$60:.C61]); &quot;.&quot;)" office:value-type="string" office:string-value="2.6.2." calcext:value-type="string">
            <text:p>2.6.2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221" table:formula="of:=CONCATENATE([.B$59]; COUNTA([.C$60:.C62]); &quot;.&quot;)" office:value-type="string" office:string-value="2.6.3." calcext:value-type="string">
            <text:p>2.6.3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83"/>
          <table:table-cell table:style-name="ce220" table:formula="of:=CONCATENATE([.A$3]; &quot;.&quot;; COUNTA([.B$5:.B64]); &quot;.&quot;)" office:value-type="string" office:string-value="2.7." calcext:value-type="string">
            <text:p>2.7.</text:p>
          </table:table-cell>
          <table:table-cell table:style-name="ce224"/>
          <table:table-cell table:style-name="ce226"/>
          <table:table-cell table:style-name="ce224" office:value-type="string" calcext:value-type="string">
            <text:p>Rebuild and commit</text:p>
          </table:table-cell>
          <table:table-cell table:style-name="ce224"/>
          <table:table-cell table:style-name="ce236" office:value-type="time" office:time-value="PT00H15M00S" calcext:value-type="time">
            <text:p>00:15</text:p>
          </table:table-cell>
          <table:table-cell table:style-name="ce242"/>
          <table:table-cell table:style-name="ce236" table:formula="of:=MAX([.I$1:.I63])+[.G64]" office:value-type="time" office:time-value="PT11H10M00S" calcext:value-type="time">
            <text:p>11:10</text:p>
          </table:table-cell>
          <table:table-cell table:style-name="ce244"/>
          <table:table-cell table:style-name="ce183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221" table:formula="of:=CONCATENATE([.B$64]; COUNTA([.C$65:.C65]); &quot;.&quot;)" office:value-type="string" office:string-value="2.7.1." calcext:value-type="string">
            <text:p>2.7.1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Rebuild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221" table:formula="of:=CONCATENATE([.B$64]; COUNTA([.C$65:.C66]); &quot;.&quot;)" office:value-type="string" office:string-value="2.7.2." calcext:value-type="string">
            <text:p>2.7.2.</text:p>
          </table:table-cell>
          <table:table-cell table:style-name="ce227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151"/>
        <table:table-column table:style-name="co14" table:default-cell-style-name="Default"/>
        <table:table-column table:style-name="co15" table:default-cell-style-name="ce124"/>
        <table:table-column table:style-name="co16" table:default-cell-style-name="Default"/>
        <table:table-column table:style-name="co5" table:default-cell-style-name="Default"/>
        <table:table-column table:style-name="co17" table:default-cell-style-name="ce165"/>
        <table:table-column table:style-name="co17" table:default-cell-style-name="ce171"/>
        <table:table-column table:style-name="co17" table:default-cell-style-name="ce165"/>
        <table:table-column table:style-name="co17" table:default-cell-style-name="ce171"/>
        <table:table-column table:style-name="co11" table:number-columns-repeated="1014" table:default-cell-style-name="Default"/>
        <table:table-row table:style-name="ro2">
          <table:table-cell table:style-name="ce141"/>
          <table:table-cell table:style-name="ce146" table:number-columns-repeated="4"/>
          <table:table-cell table:style-name="ce160" office:value-type="string" calcext:value-type="string">
            <text:p>Duration</text:p>
          </table:table-cell>
          <table:table-cell table:style-name="ce162" office:value-type="string" calcext:value-type="string">
            <text:p>Step</text:p>
          </table:table-cell>
          <table:table-cell table:style-name="ce168"/>
          <table:table-cell table:style-name="ce162" office:value-type="string" calcext:value-type="string">
            <text:p>Total</text:p>
          </table:table-cell>
          <table:table-cell table:style-name="ce168"/>
          <table:table-cell table:style-name="ce146" table:number-columns-repeated="1014"/>
        </table:table-row>
        <table:table-row table:style-name="ro2">
          <table:table-cell table:style-name="ce142"/>
          <table:table-cell table:style-name="ce147" table:number-columns-repeated="4"/>
          <table:table-cell table:style-name="ce161"/>
          <table:table-cell table:style-name="ce163"/>
          <table:table-cell table:style-name="ce169"/>
          <table:table-cell table:style-name="ce163"/>
          <table:table-cell table:style-name="ce169"/>
          <table:table-cell table:style-name="ce147" table:number-columns-repeated="1014"/>
        </table:table-row>
        <table:table-row table:style-name="ro3">
          <table:table-cell table:style-name="ce143" office:value-type="float" office:value="3" calcext:value-type="float">
            <text:p>3.</text:p>
          </table:table-cell>
          <table:table-cell table:style-name="ce148"/>
          <table:table-cell table:style-name="ce153"/>
          <table:table-cell table:style-name="ce155"/>
          <table:table-cell table:style-name="ce148" office:value-type="string" calcext:value-type="string">
            <text:p>Final Testing</text:p>
          </table:table-cell>
          <table:table-cell table:style-name="ce153"/>
          <table:table-cell table:style-name="ce164" office:value-type="time" office:time-value="PT00H00M00S" calcext:value-type="time">
            <text:p>00:00</text:p>
          </table:table-cell>
          <table:table-cell table:style-name="ce170" table:formula="of:=[.G3]+SUM([.G4:.G65541])" office:value-type="time" office:time-value="PT04H00M00S" calcext:value-type="time">
            <text:p>04:00</text:p>
          </table:table-cell>
          <table:table-cell table:style-name="ce164" table:formula="of:=['2. Preparation'.$J$3]" office:value-type="time" office:time-value="PT11H10M00S" calcext:value-type="time">
            <text:p>11:10</text:p>
          </table:table-cell>
          <table:table-cell table:style-name="ce170" table:formula="of:=MAX([.I4:.I65541])" office:value-type="time" office:time-value="PT15H10M00S" calcext:value-type="time">
            <text:p>15:10</text:p>
          </table:table-cell>
          <table:table-cell table:style-name="ce175" table:number-columns-repeated="1014"/>
        </table:table-row>
        <table:table-row table:style-name="ro2">
          <table:table-cell table:style-name="ce144"/>
          <table:table-cell table:style-name="ce149"/>
          <table:table-cell table:number-columns-repeated="1022"/>
        </table:table-row>
        <table:table-row table:style-name="ro1">
          <table:table-cell table:style-name="ce116"/>
          <table:table-cell table:style-name="ce150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un manual tests</text:p>
          </table:table-cell>
          <table:table-cell table:style-name="ce154"/>
          <table:table-cell table:style-name="ce166" office:value-type="time" office:time-value="PT02H30M00S" calcext:value-type="time">
            <text:p>02:30</text:p>
          </table:table-cell>
          <table:table-cell table:style-name="ce172"/>
          <table:table-cell table:style-name="ce166" table:formula="of:=MAX([.I$1:.I4])+[.G5]" office:value-type="time" office:time-value="PT13H40M00S" calcext:value-type="time">
            <text:p>13:40</text:p>
          </table:table-cell>
          <table:table-cell table:style-name="ce172"/>
          <table:table-cell table:style-name="ce116" table:number-columns-repeated="1014"/>
        </table:table-row>
        <table:table-row table:style-name="ro1">
          <table:table-cell table:number-columns-repeated="2"/>
          <table:table-cell table:style-name="ce151" table:formula="of:=CONCATENATE([.B$5]; COUNTA([.C$6:.C6]); &quot;.&quot;)" office:value-type="string" office:string-value="3.1.1." calcext:value-type="string">
            <text:p>3.1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0" table:formula="of:=CONCATENATE([.A$3]; &quot;.&quot;; COUNTA([.B$5:.B8]); &quot;.&quot;)" office:value-type="string" office:string-value="3.2." calcext:value-type="string">
            <text:p>3.2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e-Run coding style checks</text:p>
          </table:table-cell>
          <table:table-cell table:style-name="ce154"/>
          <table:table-cell table:style-name="ce166" office:value-type="time" office:time-value="PT00H10M00S" calcext:value-type="time">
            <text:p>00:10</text:p>
          </table:table-cell>
          <table:table-cell table:style-name="ce172"/>
          <table:table-cell table:style-name="ce166" table:formula="of:=MAX([.I$1:.I7])+[.G8]" office:value-type="time" office:time-value="PT13H50M00S" calcext:value-type="time">
            <text:p>13:50</text:p>
          </table:table-cell>
          <table:table-cell table:style-name="ce172"/>
          <table:table-cell table:number-columns-repeated="1014"/>
        </table:table-row>
        <table:table-row table:style-name="ro1">
          <table:table-cell table:number-columns-repeated="2"/>
          <table:table-cell table:style-name="ce151" table:formula="of:=CONCATENATE([.B$8]; COUNTA([.C9:.C$9]); &quot;.&quot;)" office:value-type="string" office:string-value="3.2.1." calcext:value-type="string">
            <text:p>3.2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1">
          <table:table-cell/>
          <table:table-cell table:style-name="ce152" table:number-columns-repeated="2"/>
          <table:table-cell table:style-name="ce158"/>
          <table:table-cell table:style-name="ce145" office:value-type="string" calcext:value-type="string">
            <text:p>1 expected warning:</text:p>
          </table:table-cell>
          <table:table-cell table:style-name="ce145"/>
          <table:table-cell table:style-name="ce167"/>
          <table:table-cell table:style-name="ce173"/>
          <table:table-cell table:style-name="ce167"/>
          <table:table-cell table:style-name="ce173"/>
          <table:table-cell table:number-columns-repeated="1014"/>
        </table:table-row>
        <table:table-row table:style-name="ro1">
          <table:table-cell/>
          <table:table-cell table:style-name="ce152" table:number-columns-repeated="2"/>
          <table:table-cell table:style-name="ce158"/>
          <table:table-cell table:style-name="ce145" office:value-type="string" calcext:value-type="string">
            <text:p>SA1409 : CSharp.Maintainability @ YAT.Model.Terminal.cs</text:p>
          </table:table-cell>
          <table:table-cell table:style-name="ce145"/>
          <table:table-cell table:style-name="ce167"/>
          <table:table-cell table:style-name="ce173"/>
          <table:table-cell table:style-name="ce167"/>
          <table:table-cell table:style-name="ce173"/>
          <table:table-cell table:number-columns-repeated="1014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150" table:formula="of:=CONCATENATE([.A$3]; &quot;.&quot;; COUNTA([.B$5:.B17]); &quot;.&quot;)" office:value-type="string" office:string-value="3.3." calcext:value-type="string">
            <text:p>3.3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e-Run assembly checks</text:p>
          </table:table-cell>
          <table:table-cell table:style-name="ce154"/>
          <table:table-cell table:style-name="ce166" office:value-type="time" office:time-value="PT00H10M00S" calcext:value-type="time">
            <text:p>00:10</text:p>
          </table:table-cell>
          <table:table-cell table:style-name="ce172"/>
          <table:table-cell table:style-name="ce166" table:formula="of:=MAX([.I$1:.I16])+[.G17]" office:value-type="time" office:time-value="PT14H00M00S" calcext:value-type="time">
            <text:p>14:00</text:p>
          </table:table-cell>
          <table:table-cell table:style-name="ce174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151" table:formula="of:=CONCATENATE([.B$17]; COUNTA([.C$18:.C18]); &quot;.&quot;)" office:value-type="string" office:string-value="3.3.1." calcext:value-type="string">
            <text:p>3.3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 table:formula="of:=CONCATENATE([.B$17]; COUNTA([.C$18:.C24]); &quot;.&quot;)" office:value-type="string" office:string-value="3.3.2." calcext:value-type="string">
            <text:p>3.3.2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 table:formula="of:=CONCATENATE([.B$17]; COUNTA([.C$18:.C27]); &quot;.&quot;)" office:value-type="string" office:string-value="3.3.3." calcext:value-type="string">
            <text:p>3.3.3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150" table:formula="of:=CONCATENATE([.A$3]; &quot;.&quot;; COUNTA([.B$5:.B36]); &quot;.&quot;)" office:value-type="string" office:string-value="3.4." calcext:value-type="string">
            <text:p>3.4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Re-run automated tests</text:p>
          </table:table-cell>
          <table:table-cell table:style-name="ce154"/>
          <table:table-cell table:style-name="ce166" office:value-type="time" office:time-value="PT01H00M00S" calcext:value-type="time">
            <text:p>01:00</text:p>
          </table:table-cell>
          <table:table-cell table:style-name="ce172"/>
          <table:table-cell table:style-name="ce166" table:formula="of:=MAX([.I$1:.I35])+[.G36]" office:value-type="time" office:time-value="PT15H00M00S" calcext:value-type="time">
            <text:p>15:00</text:p>
          </table:table-cell>
          <table:table-cell table:style-name="ce174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151" table:formula="of:=CONCATENATE([.B$36]; COUNTA([.C$37:.C37]); &quot;.&quot;)" office:value-type="string" office:string-value="3.4.1." calcext:value-type="string">
            <text:p>3.4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 table:formula="of:=CONCATENATE([.B$36]; COUNTA([.C$37:.C41]); &quot;.&quot;)" office:value-type="string" office:string-value="3.4.2." calcext:value-type="string">
            <text:p>3.4.2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Configure NUnit test categori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number-columns-repeated="2"/>
          <table:table-cell table:style-name="ce151" table:formula="of:=CONCATENATE([.B$36]; COUNTA([.C$37:.C45]); &quot;.&quot;)" office:value-type="string" office:string-value="3.4.3." calcext:value-type="string">
            <text:p>3.4.3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FileHandlingTest fails because of the issue described in FR#272 =&gt; Dispose() must temporarily (for running the test) be commented-out in Model.Main#1172/Workspace#1129/Terminal#194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51"/>
          <table:table-cell table:style-name="ce157"/>
          <table:table-cell table:style-name="ce145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16"/>
          <table:table-cell table:style-name="ce150" table:formula="of:=CONCATENATE([.A$3]; &quot;.&quot;; COUNTA([.B$5:.B65]); &quot;.&quot;)" office:value-type="string" office:string-value="3.5." calcext:value-type="string">
            <text:p>3.5.</text:p>
          </table:table-cell>
          <table:table-cell table:style-name="ce154"/>
          <table:table-cell table:style-name="ce156"/>
          <table:table-cell table:style-name="ce154" office:value-type="string" calcext:value-type="string">
            <text:p>Check and commit</text:p>
          </table:table-cell>
          <table:table-cell table:style-name="ce154"/>
          <table:table-cell table:style-name="ce166" office:value-type="time" office:time-value="PT00H10M00S" calcext:value-type="time">
            <text:p>00:10</text:p>
          </table:table-cell>
          <table:table-cell table:style-name="ce172"/>
          <table:table-cell table:style-name="ce166" table:formula="of:=MAX([.I$1:.I64])+[.G65]" office:value-type="time" office:time-value="PT15H10M00S" calcext:value-type="time">
            <text:p>15:10</text:p>
          </table:table-cell>
          <table:table-cell table:style-name="ce174"/>
          <table:table-cell table:style-name="ce116" table:number-columns-repeated="1014"/>
        </table:table-row>
        <table:table-row table:style-name="ro4">
          <table:table-cell table:number-columns-repeated="2"/>
          <table:table-cell table:style-name="ce151" table:formula="of:=CONCATENATE([.B$65]; COUNTA([.C$66:.C66]); &quot;.&quot;)" office:value-type="string" office:string-value="3.5.1." calcext:value-type="string">
            <text:p>3.5.1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4">
          <table:table-cell table:style-name="ce159"/>
          <table:table-cell table:style-name="ce117" table:number-columns-repeated="2"/>
          <table:table-cell table:style-name="ce187"/>
          <table:table-cell table:style-name="ce159" office:value-type="string" calcext:value-type="string">
            <text:p>45 occurrences totally expected in ArgsHandler, Usb, Hid,...</text:p>
          </table:table-cell>
          <table:table-cell table:style-name="ce159"/>
          <table:table-cell table:style-name="ce188"/>
          <table:table-cell table:style-name="ce189"/>
          <table:table-cell table:style-name="ce188"/>
          <table:table-cell table:style-name="ce189"/>
          <table:table-cell table:style-name="ce159" table:number-columns-repeated="1014"/>
        </table:table-row>
        <table:table-row table:style-name="ro2">
          <table:table-cell table:number-columns-repeated="2"/>
          <table:table-cell table:style-name="ce151"/>
          <table:table-cell table:style-name="ce157"/>
          <table:table-cell table:number-columns-repeated="1020"/>
        </table:table-row>
        <table:table-row table:style-name="ro2">
          <table:table-cell table:number-columns-repeated="2"/>
          <table:table-cell table:style-name="ce151" table:formula="of:=CONCATENATE([.B$65]; COUNTA([.C$66:.C72]); &quot;.&quot;)" office:value-type="string" office:string-value="3.5.2." calcext:value-type="string">
            <text:p>3.5.2.</text:p>
          </table:table-cell>
          <table:table-cell table:style-name="ce157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5" table:default-cell-style-name="ce80"/>
        <table:table-column table:style-name="co17" table:number-columns-repeated="4" table:default-cell-style-name="ce80"/>
        <table:table-column table:style-name="co11" table:number-columns-repeated="1014" table:default-cell-style-name="ce80"/>
        <table:table-row table:style-name="ro2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2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5])" office:value-type="time" office:time-value="PT00H30M00S" calcext:value-type="time">
            <text:p>00:30</text:p>
          </table:table-cell>
          <table:table-cell table:style-name="ce97" table:formula="of:=['3. Final Testing'.$J$3]" office:value-type="time" office:time-value="PT15H10M00S" calcext:value-type="time">
            <text:p>15:10</text:p>
          </table:table-cell>
          <table:table-cell table:style-name="ce102" table:formula="of:=MAX([.I4:.I65515])" office:value-type="time" office:time-value="PT15H40M00S" calcext:value-type="time">
            <text:p>15:40</text:p>
          </table:table-cell>
          <table:table-cell table:style-name="ce106" table:number-columns-repeated="1014"/>
        </table:table-row>
        <table:table-row table:style-name="ro2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00M00S" calcext:value-type="time">
            <text:p>00:00</text:p>
          </table:table-cell>
          <table:table-cell table:style-name="ce104"/>
          <table:table-cell table:style-name="ce99" table:formula="of:=MAX([.I$1:.I4])+[.G5]" office:value-type="time" office:time-value="PT15H10M00S" calcext:value-type="time">
            <text:p>15:10</text:p>
          </table:table-cell>
          <table:table-cell table:style-name="ce104"/>
          <table:table-cell table:style-name="ce79"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5H20M00S" calcext:value-type="time">
            <text:p>15:20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5H40M00S" calcext:value-type="time">
            <text:p>15:40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1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3]); &quot;.&quot;)" office:value-type="string" office:string-value="4.3.6." calcext:value-type="string">
            <text:p>4.3.6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6]); &quot;.&quot;)" office:value-type="string" office:string-value="4.3.7." calcext:value-type="string">
            <text:p>4.3.7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9830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5H40M00S" calcext:value-type="time">
            <text:p>15:40</text:p>
          </table:table-cell>
          <table:table-cell table:style-name="ce55" table:formula="of:=MAX([.I4:.I65495])" office:value-type="time" office:time-value="PT16H20M00S" calcext:value-type="time">
            <text:p>16:2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5H50M00S" calcext:value-type="time">
            <text:p>15:5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6H20M00S" calcext:value-type="time">
            <text:p>16:2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6H20M00S" calcext:value-type="time">
            <text:p>16:20</text:p>
          </table:table-cell>
          <table:table-cell table:style-name="ce55" table:formula="of:=MAX([.I4:.I65502])" office:value-type="time" office:time-value="PT16H50M00S" calcext:value-type="time">
            <text:p>16:5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6H35M00S" calcext:value-type="time">
            <text:p>16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6H50M00S" calcext:value-type="time">
            <text:p>16:5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6H20M00S" calcext:value-type="time">
            <text:p>16:20</text:p>
          </table:table-cell>
          <table:table-cell table:style-name="ce55" table:formula="of:=MAX([.I4:.I65511])" office:value-type="time" office:time-value="PT17H20M00S" calcext:value-type="time">
            <text:p>17:2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4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30M00S" calcext:value-type="time">
            <text:p>16:3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7H00M00S" calcext:value-type="time">
            <text:p>17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7H10M00S" calcext:value-type="time">
            <text:p>17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7H20M00S" calcext:value-type="time">
            <text:p>17:2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8" calcext:value-type="float">
            <text:p>8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iz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6])" office:value-type="time" office:time-value="PT02H10M00S" calcext:value-type="time">
            <text:p>02:10</text:p>
          </table:table-cell>
          <table:table-cell table:style-name="ce49" table:formula="of:=['7. Upload'.$J$3]" office:value-type="time" office:time-value="PT17H20M00S" calcext:value-type="time">
            <text:p>17:20</text:p>
          </table:table-cell>
          <table:table-cell table:style-name="ce55" table:formula="of:=MAX([.I4:.I65536])" office:value-type="time" office:time-value="PT19H10M00S" calcext:value-type="time">
            <text:p>19:1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9"/>
          <table:table-cell table:style-name="ce41"/>
          <table:table-cell table:style-name="ce39" office:value-type="string" calcext:value-type="string">
            <text:p>Submit new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35M00S" calcext:value-type="time">
            <text:p>17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8.1.1." calcext:value-type="string">
            <text:p>8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8.1.2." calcext:value-type="string">
            <text:p>8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10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nd e-mail to the YAT mailing list (Attention: Mail delay up to 60 min !!!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6]" office:value-type="time" office:time-value="PT17H50M00S" calcext:value-type="time">
            <text:p>17:5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5]); &quot;.&quot;)" office:value-type="string" office:string-value="8.2.6." calcext:value-type="string">
            <text:p>8.2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7]); &quot;.&quot;)" office:value-type="string" office:string-value="8.2.7." calcext:value-type="string">
            <text:p>8.2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7H55M00S" calcext:value-type="time">
            <text:p>17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create and verify working copy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33])+[.G34]" office:value-type="time" office:time-value="PT18H10M00S" calcext:value-type="time">
            <text:p>18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4]; COUNTA([.C$35:.C35]); &quot;.&quot;)" office:value-type="string" office:string-value="8.4.1." calcext:value-type="string">
            <text:p>8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6]); &quot;.&quot;)" office:value-type="string" office:string-value="8.4.2." calcext:value-type="string">
            <text:p>8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7]); &quot;.&quot;)" office:value-type="string" office:string-value="8.4.3." calcext:value-type="string">
            <text:p>8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8]); &quot;.&quot;)" office:value-type="string" office:string-value="8.4.4." calcext:value-type="string">
            <text:p>8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9]); &quot;.&quot;)" office:value-type="string" office:string-value="8.4.5." calcext:value-type="string">
            <text:p>8.4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0]); &quot;.&quot;)" office:value-type="string" office:string-value="8.4.6." calcext:value-type="string">
            <text:p>8.4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1]); &quot;.&quot;)" office:value-type="string" office:string-value="8.4.7." calcext:value-type="string">
            <text:p>8.4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2]); &quot;.&quot;)" office:value-type="string" office:string-value="8.4.8." calcext:value-type="string">
            <text:p>8.4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3]); &quot;.&quot;)" office:value-type="string" office:string-value="8.4.9." calcext:value-type="string">
            <text:p>8.4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4])+[.G45]" office:value-type="time" office:time-value="PT18H25M00S" calcext:value-type="time">
            <text:p>18:2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45]; COUNTA([.C$46:.C48]); &quot;.&quot;)" office:value-type="string" office:string-value="8.5.2." calcext:value-type="string">
            <text:p>8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and verify working copy (wait for a few days in case of a severe issue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9])+[.G50]" office:value-type="time" office:time-value="PT18H40M00S" calcext:value-type="time">
            <text:p>18:40</text:p>
          </table:table-cell>
          <table:table-cell table:style-name="ce59"/>
          <table:table-cell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1]); &quot;.&quot;)" office:value-type="string" office:string-value="8.6.1." calcext:value-type="string">
            <text:p>8.6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ALAZ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2]); &quot;.&quot;)" office:value-type="string" office:string-value="8.6.2." calcext:value-type="string">
            <text:p>8.6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etrtfwriter AssemblyInfo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l versions must be incremented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4]); &quot;.&quot;)" office:value-type="string" office:string-value="8.6.3." calcext:value-type="string">
            <text:p>8.6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5]); &quot;.&quot;)" office:value-type="string" office:string-value="8.6.4." calcext:value-type="string">
            <text:p>8.6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MKY Development Version 1.0.14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7]); &quot;.&quot;)" office:value-type="string" office:string-value="8.6.5." calcext:value-type="string">
            <text:p>8.6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0]; COUNTA([.C$51:.C58]); &quot;.&quot;)" office:value-type="string" office:string-value="8.6.6." calcext:value-type="string">
            <text:p>8.6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NUnit Development Version 1.0.11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0]); &quot;.&quot;)" office:value-type="string" office:string-value="8.6.7." calcext:value-type="string">
            <text:p>8.6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1]); &quot;.&quot;)" office:value-type="string" office:string-value="8.6.8." calcext:value-type="string">
            <text:p>8.6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YAT 2.0 Gamma 2 Development Version 1.99.35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3]); &quot;.&quot;)" office:value-type="string" office:string-value="8.6.9." calcext:value-type="string">
            <text:p>8.6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dd 'Development' to clearly state that files are non-released revision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number-columns-repeated="2"/>
          <table:table-cell table:style-name="ce36" table:formula="of:=CONCATENATE([.B$50]; COUNTA([.C$51:.C65]); &quot;.&quot;)" office:value-type="string" office:string-value="8.6.10." calcext:value-type="string">
            <text:p>8.6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7]); &quot;.&quot;)" office:value-type="string" office:string-value="8.6.11." calcext:value-type="string">
            <text:p>8.6.1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tatistic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4])+[.G69]" office:value-type="time" office:time-value="PT18H55M00S" calcext:value-type="time">
            <text:p>18:5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69]; COUNTA([.C$70:.C70]); &quot;.&quot;)" office:value-type="string" office:string-value="8.7.1." calcext:value-type="string">
            <text:p>8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71])+[.G72]" office:value-type="time" office:time-value="PT19H00M00S" calcext:value-type="time">
            <text:p>19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2]; COUNTA([.C$73:.C73]); &quot;.&quot;)" office:value-type="string" office:string-value="8.8.1." calcext:value-type="string">
            <text:p>8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/>
          <table:table-cell table:style-name="ce35" table:formula="of:=CONCATENATE([.A$3]; &quot;.&quot;; COUNTA([.B$5:.B75]); &quot;.&quot;)" office:value-type="string" office:string-value="8.9." calcext:value-type="string">
            <text:p>8.9.</text:p>
          </table:table-cell>
          <table:table-cell table:style-name="ce39"/>
          <table:table-cell table:style-name="ce41"/>
          <table:table-cell table:style-name="ce39" office:value-type="string" calcext:value-type="string">
            <text:p>Backup PC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68])+[.G75]" office:value-type="time" office:time-value="PT19H10M00S" calcext:value-type="time">
            <text:p>19:1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75]; COUNTA([.C$76:.C76]); &quot;.&quot;)" office:value-type="string" office:string-value="8.9.1." calcext:value-type="string">
            <text:p>8.9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75]; COUNTA([.C$76:.C77]); &quot;.&quot;)" office:value-type="string" office:string-value="8.9.2." calcext:value-type="string">
            <text:p>8.9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.00.0000</text:date>, <text:time style:data-style-name="N2" text:time-value="10:03:50.8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4H4M36S</meta:editing-duration>
    <meta:editing-cycles>155</meta:editing-cycles>
    <meta:generator>LibreOffice/5.0.4.2$Windows_X86_64 LibreOffice_project/2b9802c1994aa0b7dc6079e128979269cf95bc78</meta:generator>
    <meta:initial-creator>Matthias Kläy</meta:initial-creator>
    <dc:date>2016-09-02T10:17:46.599000000</dc:date>
    <meta:print-date>2016-08-27T13:56:29.400000000</meta:print-date>
    <meta:document-statistic meta:table-count="9" meta:cell-count="954" meta:object-count="0"/>
  </office:meta>
</office:document-meta>
</file>